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3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repeat-content="false"/>
      <style:paragraph-properties fo:text-align="end" fo:margin-right="0cm"/>
    </style:style>
    <style:style style:name="ce19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3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6" style:family="table-cell" style:parent-style-name="Default" style:data-style-name="N37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78366666666667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55cm" style:use-optimal-column-width="true"/>
    </style:style>
    <style:style style:name="co11" style:family="table-column">
      <style:table-column-properties fo:break-before="auto" style:column-width="1.9473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69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April_2025.E2"/>
    </style:style>
    <style:style style:name="ce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pril_2025.G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pril_2025.F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pril_2025.F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April_2025.Y2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May_2025.E2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y_2025.G2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y_2025.F2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y_2025.F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y_2025.E2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une_2025.E2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une_2025.G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ne_2025.F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ne_2025.F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June_2025.E2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uly_2025.E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6" style:base-cell-address="July_2025.E5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6" style:base-cell-address="July_2025.F5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ly_2025.F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6" style:base-cell-address="July_2025.G5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uly_2025.G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ly_2025.F2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6" style:base-cell-address="July_2025.F5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July_2025.E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5]));ISBLANK([.E5])))" style:apply-style-name="cf6" style:base-cell-address="July_2025.E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August_2025.E2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ugust_2025.F2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ugust_2025.G2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August_2025.U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August_2025.E2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August_2025.T2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Sept_2025.E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Sept_2025.G2"/>
    </style:style>
    <style:style style:name="ce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Sept_2025.E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Oct_2025.E2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Oct_2025.G2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Oct_2025.E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Nov_2025.E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Nov_2025.G2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Nov_2025.E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Dec_2025.E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Dec_2025.G2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Dec_2025.E2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an_2026.E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an_2026.F2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an_2026.G2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Jan_2026.U2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Jan_2026.T2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Jan_2026.Y2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Feb_2026.E2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Feb_2026.F2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Feb_2026.G2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Feb_2026.T2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3]));ISBLANK([.U3])))" style:apply-style-name="cf6" style:base-cell-address="Feb_2026.U3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Feb_2026.U2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3]));ISBLANK([.T3])))" style:apply-style-name="cf6" style:base-cell-address="Feb_2026.T3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Feb_2026.E2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3]));ISBLANK([.Y3])))" style:apply-style-name="cf6" style:base-cell-address="Feb_2026.Y3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March_2026.E2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rch_2026.G2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rch_2026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5.C2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W2])" table:base-cell-address="April_2025.Y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[.F2])" table:base-cell-address="April_2025.G2">
          <table:help-message table:display="true"/>
          <table:error-message table:display="true"/>
        </table:content-validation>
        <table:content-validation table:name="val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0,[.F2])" table:base-cell-address="May_2025.G2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0,[.W2])" table:base-cell-address="May_2025.Y2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4" table:condition="of:cell-content-is-in-list([.#REF!])" table:base-cell-address="May_2025.C2">
          <table:help-message table:display="true"/>
          <table:error-message table:display="true"/>
        </table:content-validation>
        <table:content-validation table:name="val1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W2])" table:base-cell-address="June_2025.Y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[.F2])" table:base-cell-address="June_2025.G2">
          <table:help-message table:display="true"/>
          <table:error-message table:display="true"/>
        </table:content-validation>
        <table:content-validation table:name="val2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2" table:condition="of:cell-content-is-in-list([.#REF!])" table:base-cell-address="June_2025.C2">
          <table:help-message table:display="true"/>
          <table:error-message table:display="true"/>
        </table:content-validation>
        <table:content-validation table:name="val23" table:condition="of:cell-content-is-in-list([.#REF!])" table:base-cell-address="July_2025.C2">
          <table:help-message table:display="true"/>
          <table:error-message table:display="true"/>
        </table:content-validation>
        <table:content-validation table:name="val2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F2])" table:base-cell-address="July_2025.G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[.W2])" table:base-cell-address="July_2025.Y2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0" table:condition="of:cell-content-is-in-list([.#REF!])" table:base-cell-address="August_2025.C2">
          <table:help-message table:display="true"/>
          <table:error-message table:display="true"/>
        </table:content-validation>
        <table:content-validation table:name="val3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F2])" table:base-cell-address="August_2025.G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[.W2])" table:base-cell-address="August_2025.Y2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W2])" table:base-cell-address="Sept_2025.Y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[.F2])" table:base-cell-address="Sept_2025.G2">
          <table:help-message table:display="true"/>
          <table:error-message table:display="true"/>
        </table:content-validation>
        <table:content-validation table:name="val4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3" table:condition="of:cell-content-is-in-list([.#REF!])" table:base-cell-address="Sept_2025.C2">
          <table:help-message table:display="true"/>
          <table:error-message table:display="true"/>
        </table:content-validation>
        <table:content-validation table:name="val44" table:condition="of:cell-content-is-in-list([.#REF!])" table:base-cell-address="Oct_2025.C2">
          <table:help-message table:display="true"/>
          <table:error-message table:display="true"/>
        </table:content-validation>
        <table:content-validation table:name="val4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F2])" table:base-cell-address="Oct_2025.G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[.W2])" table:base-cell-address="Oct_2025.Y2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W2])" table:base-cell-address="Nov_2025.Y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[.F2])" table:base-cell-address="Nov_2025.G2">
          <table:help-message table:display="true"/>
          <table:error-message table:display="true"/>
        </table:content-validation>
        <table:content-validation table:name="val5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7" table:condition="of:cell-content-is-in-list([.#REF!])" table:base-cell-address="Nov_2025.C2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W2])" table:base-cell-address="Dec_2025.Y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[.F2])" table:base-cell-address="Dec_2025.G2">
          <table:help-message table:display="true"/>
          <table:error-message table:display="true"/>
        </table:content-validation>
        <table:content-validation table:name="val6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4" table:condition="of:cell-content-is-in-list([.#REF!])" table:base-cell-address="Dec_2025.C2">
          <table:help-message table:display="true"/>
          <table:error-message table:display="true"/>
        </table:content-validation>
        <table:content-validation table:name="val65" table:condition="of:cell-content-is-in-list([.#REF!])" table:base-cell-address="Jan_2026.C2">
          <table:help-message table:display="true"/>
          <table:error-message table:display="true"/>
        </table:content-validation>
        <table:content-validation table:name="val6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7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F2])" table:base-cell-address="Jan_2026.G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[.W2])" table:base-cell-address="Jan_2026.Y2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2" table:condition="of:cell-content-is-in-list([.#REF!])" table:base-cell-address="Feb_2026.C2">
          <table:help-message table:display="true"/>
          <table:error-message table:display="true"/>
        </table:content-validation>
        <table:content-validation table:name="val7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F2])" table:base-cell-address="Feb_2026.G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[.W2])" table:base-cell-address="Feb_2026.Y2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W2])" table:base-cell-address="March_2026.Y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[.F2])" table:base-cell-address="March_2026.G2">
          <table:help-message table:display="true"/>
          <table:error-message table:display="true"/>
        </table:content-validation>
        <table:content-validation table:name="val8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5" table:condition="of:cell-content-is-in-list([.#REF!])" table:base-cell-address="March_2026.C2">
          <table:help-message table:display="true"/>
          <table:error-message table:display="true"/>
        </table:content-validation>
      </table:content-validations>
      <table:table table:name="April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" table:style-name="ce2">
            <text:p>Year</text:p>
          </table:table-cell>
          <table:table-cell office:value-type="string" table:content-validation-name="val2" table:style-name="ce2">
            <text:p>Month</text:p>
          </table:table-cell>
          <table:table-cell office:value-type="string" table:content-validation-name="val2" table:style-name="ce3">
            <text:p>Organisation name</text:p>
          </table:table-cell>
          <table:table-cell office:value-type="string" table:content-validation-name="val2" table:style-name="ce3">
            <text:p>Organisation type</text:p>
          </table:table-cell>
          <table:table-cell office:value-type="string" table:content-validation-name="val2" table:style-name="ce4">
            <office:annotation draw:style-name="a0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" table:style-name="ce4">
            <text:p>Payroll staff;</text:p>
            <text:p>Total;</text:p>
            <text:p>Headcount</text:p>
          </table:table-cell>
          <table:table-cell office:value-type="string" table:content-validation-name="val2" table:style-name="ce4">
            <text:p>Payroll staff;</text:p>
            <text:p>Total;</text:p>
            <text:p>Full-time equivalent</text:p>
          </table:table-cell>
          <table:table-cell office:value-type="string" table:content-validation-name="val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" table:style-name="ce4">
            <text:p>Payroll staff costs;</text:p>
            <text:p>Salary</text:p>
          </table:table-cell>
          <table:table-cell office:value-type="string" table:content-validation-name="val3" table:style-name="ce4">
            <text:p>Payroll staff costs;</text:p>
            <text:p>Allowances</text:p>
          </table:table-cell>
          <table:table-cell office:value-type="string" table:content-validation-name="val3" table:style-name="ce4">
            <text:p>Payroll staff costs;</text:p>
            <text:p>Non-consolidated performance payments</text:p>
          </table:table-cell>
          <table:table-cell office:value-type="string" table:content-validation-name="val3" table:style-name="ce4">
            <text:p>Payroll staff costs;</text:p>
            <text:p>Overtime</text:p>
          </table:table-cell>
          <table:table-cell office:value-type="string" table:content-validation-name="val3" table:style-name="ce4">
            <text:p>Payroll staff costs;</text:p>
            <text:p>Employer pension contributions</text:p>
          </table:table-cell>
          <table:table-cell office:value-type="string" table:content-validation-name="val3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7">
            <text:p>Attorney General's Departments</text:p>
          </table:table-cell>
          <table:table-cell office:value-type="float" office:value="7" table:content-validation-name="val5" table:style-name="ce29">
            <text:p>7.00</text:p>
          </table:table-cell>
          <table:table-cell office:value-type="float" office:value="7" table:content-validation-name="val8" table:style-name="ce28">
            <text:p>7.00</text:p>
          </table:table-cell>
          <table:table-cell office:value-type="float" office:value="4" table:content-validation-name="val5" table:style-name="ce29">
            <text:p>4.00</text:p>
          </table:table-cell>
          <table:table-cell office:value-type="float" office:value="4" table:content-validation-name="val8" table:style-name="ce28">
            <text:p>4.00</text:p>
          </table:table-cell>
          <table:table-cell office:value-type="float" office:value="16" table:content-validation-name="val5" table:style-name="ce29">
            <text:p>16.00</text:p>
          </table:table-cell>
          <table:table-cell office:value-type="float" office:value="15.833333333333334" table:content-validation-name="val8" table:style-name="ce28">
            <text:p>15.83</text:p>
          </table:table-cell>
          <table:table-cell office:value-type="float" office:value="24" table:content-validation-name="val5" table:style-name="ce29">
            <text:p>24.00</text:p>
          </table:table-cell>
          <table:table-cell office:value-type="float" office:value="23.864864864864863" table:content-validation-name="val8" table:style-name="ce28">
            <text:p>23.86</text:p>
          </table:table-cell>
          <table:table-cell office:value-type="float" office:value="5" table:content-validation-name="val5" table:style-name="ce29">
            <text:p>5.00</text:p>
          </table:table-cell>
          <table:table-cell office:value-type="float" office:value="5" table:content-validation-name="val8" table:style-name="ce28">
            <text:p>5.00</text:p>
          </table:table-cell>
          <table:table-cell office:value-type="float" office:value="0" table:content-validation-name="val5" table:style-name="ce29">
            <text:p>0.00</text:p>
          </table:table-cell>
          <table:table-cell office:value-type="float" office:value="0" table:content-validation-name="val8" table:style-name="ce28">
            <text:p>0.00</text:p>
          </table:table-cell>
          <table:table-cell office:value-type="float" office:value="56" table:formula="of:=SUM([.F2];[.H2];[.J2];[.L2];[.N2];[.P2])" table:content-validation-name="val2" table:style-name="ce10">
            <text:p>56</text:p>
          </table:table-cell>
          <table:table-cell office:value-type="float" office:value="55.698198198198199" table:formula="of:=SUM([.G2];[.I2];[.K2];[.M2];[.O2];[.Q2])" table:content-validation-name="val2" table:style-name="ce10">
            <text:p>56</text:p>
          </table:table-cell>
          <table:table-cell office:value-type="float" office:value="0" table:content-validation-name="val6" table:style-name="ce30">
            <text:p>0</text:p>
          </table:table-cell>
          <table:table-cell office:value-type="float" office:value="0" table:content-validation-name="val8" table:style-name="ce28">
            <text:p>0.00</text:p>
          </table:table-cell>
          <table:table-cell office:value-type="float" office:value="0" table:content-validation-name="val6" table:style-name="ce30">
            <text:p>0</text:p>
          </table:table-cell>
          <table:table-cell office:value-type="float" office:value="0" table:content-validation-name="val8" table:style-name="ce28">
            <text:p>0.00</text:p>
          </table:table-cell>
          <table:table-cell office:value-type="float" office:value="0" table:content-validation-name="val8" table:style-name="ce28">
            <text:p>0.00</text:p>
          </table:table-cell>
          <table:table-cell office:value-type="float" office:value="0" table:content-validation-name="val7" table:style-name="ce31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56" table:formula="of:=[.R2]+[.Z2]" table:content-validation-name="val2" table:style-name="ce14">
            <text:p>56</text:p>
          </table:table-cell>
          <table:table-cell office:value-type="float" office:value="55.698198198198199" table:formula="of:=[.S2]+[.AA2]" table:content-validation-name="val2" table:style-name="ce14">
            <text:p>56</text:p>
          </table:table-cell>
          <table:table-cell office:value-type="currency" office:value="255163.56" table:content-validation-name="val3" table:style-name="ce15">
            <text:p>£255,163.56</text:p>
          </table:table-cell>
          <table:table-cell office:value-type="currency" office:value="13768.25" table:content-validation-name="val3" table:style-name="ce15">
            <text:p>£13,768.25</text:p>
          </table:table-cell>
          <table:table-cell office:value-type="currency" office:value="50" table:content-validation-name="val3" table:style-name="ce15">
            <text:p>£5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73288.929999999993" table:content-validation-name="val3" table:style-name="ce15">
            <text:p>£73,288.93</text:p>
          </table:table-cell>
          <table:table-cell office:value-type="currency" office:value="36498.17" table:content-validation-name="val3" table:style-name="ce15">
            <text:p>£36,498.17</text:p>
          </table:table-cell>
          <table:table-cell office:value-type="currency" office:value="378768.91" table:formula="of:=SUM([.AE2:.AJ2])" table:style-name="ce16">
            <text:p>£378,768.91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78768.91" table:formula="of:=SUM([.AN2];[.AK2])" table:style-name="ce16">
            <text:p>£378,768.9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7">
            <text:p>Attorney General's Departments</text:p>
          </table:table-cell>
          <table:table-cell office:value-type="float" office:value="41" table:content-validation-name="val5" table:style-name="ce29">
            <text:p>41.00</text:p>
          </table:table-cell>
          <table:table-cell office:value-type="float" office:value="37.995345345345342" table:content-validation-name="val8" table:style-name="ce28">
            <text:p>38.00</text:p>
          </table:table-cell>
          <table:table-cell office:value-type="float" office:value="422" table:content-validation-name="val5" table:style-name="ce29">
            <text:p>422.00</text:p>
          </table:table-cell>
          <table:table-cell office:value-type="float" office:value="410.80412912912919" table:content-validation-name="val8" table:style-name="ce28">
            <text:p>410.80</text:p>
          </table:table-cell>
          <table:table-cell office:value-type="float" office:value="354" table:content-validation-name="val5" table:style-name="ce29">
            <text:p>354.00</text:p>
          </table:table-cell>
          <table:table-cell office:value-type="float" office:value="345.86579794079807" table:content-validation-name="val8" table:style-name="ce28">
            <text:p>345.87</text:p>
          </table:table-cell>
          <table:table-cell office:value-type="float" office:value="2128" table:content-validation-name="val5" table:style-name="ce29">
            <text:p>2128.00</text:p>
          </table:table-cell>
          <table:table-cell office:value-type="float" office:value="1964.2248498498441" table:content-validation-name="val8" table:style-name="ce28">
            <text:p>1964.22</text:p>
          </table:table-cell>
          <table:table-cell office:value-type="float" office:value="238" table:content-validation-name="val5" table:style-name="ce29">
            <text:p>238.00</text:p>
          </table:table-cell>
          <table:table-cell office:value-type="float" office:value="222.89756756756751" table:content-validation-name="val8" table:style-name="ce28">
            <text:p>222.90</text:p>
          </table:table-cell>
          <table:table-cell office:value-type="float" office:value="0" table:content-validation-name="val5" table:style-name="ce29">
            <text:p>0.00</text:p>
          </table:table-cell>
          <table:table-cell office:value-type="float" office:value="0" table:content-validation-name="val8" table:style-name="ce28">
            <text:p>0.00</text:p>
          </table:table-cell>
          <table:table-cell office:value-type="float" office:value="3183" table:formula="of:=SUM([.F3];[.H3];[.J3];[.L3];[.N3];[.P3])" table:content-validation-name="val2" table:style-name="ce10">
            <text:p>3,183</text:p>
          </table:table-cell>
          <table:table-cell office:value-type="float" office:value="2981.787689832684" table:formula="of:=SUM([.G3];[.I3];[.K3];[.M3];[.O3];[.Q3])" table:content-validation-name="val2" table:style-name="ce10">
            <text:p>2,982</text:p>
          </table:table-cell>
          <table:table-cell office:value-type="float" office:value="107" table:content-validation-name="val6" table:style-name="ce30">
            <text:p>107</text:p>
          </table:table-cell>
          <table:table-cell office:value-type="float" office:value="105.34726433750824" table:content-validation-name="val8" table:style-name="ce28">
            <text:p>105.35</text:p>
          </table:table-cell>
          <table:table-cell office:value-type="float" office:value="283" table:content-validation-name="val6" table:style-name="ce30">
            <text:p>283</text:p>
          </table:table-cell>
          <table:table-cell office:value-type="float" office:value="280.25135135135133" table:content-validation-name="val8" table:style-name="ce28">
            <text:p>280.25</text:p>
          </table:table-cell>
          <table:table-cell office:value-type="float" office:value="0" table:content-validation-name="val8" table:style-name="ce9">
            <text:p>0.00</text:p>
          </table:table-cell>
          <table:table-cell office:value-type="float" office:value="0" table:content-validation-name="val7" table:style-name="ce9">
            <text:p>0.00</text:p>
          </table:table-cell>
          <table:table-cell office:value-type="float" office:value="390" table:formula="of:=SUM([.T3];[.V3];[.X3])" table:style-name="ce12">
            <text:p>390</text:p>
          </table:table-cell>
          <table:table-cell office:value-type="float" office:value="385.59861568885958" table:formula="of:=SUM([.U3];[.W3];[.Y3])" table:style-name="ce12">
            <text:p>386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3573" table:formula="of:=[.R3]+[.Z3]" table:content-validation-name="val2" table:style-name="ce14">
            <text:p>3,573</text:p>
          </table:table-cell>
          <table:table-cell office:value-type="float" office:value="3367.3863055215434" table:formula="of:=[.S3]+[.AA3]" table:content-validation-name="val2" table:style-name="ce14">
            <text:p>3,367</text:p>
          </table:table-cell>
          <table:table-cell office:value-type="currency" office:value="15144576.630000001" table:content-validation-name="val3" table:style-name="ce15">
            <text:p>£15,144,576.63</text:p>
          </table:table-cell>
          <table:table-cell office:value-type="currency" office:value="72560.960000000006" table:content-validation-name="val3" table:style-name="ce15">
            <text:p>£72,560.96</text:p>
          </table:table-cell>
          <table:table-cell office:value-type="currency" office:value="15500" table:content-validation-name="val3" table:style-name="ce15">
            <text:p>£15,500.00</text:p>
          </table:table-cell>
          <table:table-cell office:value-type="currency" office:value="21302.35" table:content-validation-name="val3" table:style-name="ce15">
            <text:p>£21,302.35</text:p>
          </table:table-cell>
          <table:table-cell office:value-type="currency" office:value="4331424.0199999996" table:content-validation-name="val3" table:style-name="ce15">
            <text:p>£4,331,424.02</text:p>
          </table:table-cell>
          <table:table-cell office:value-type="currency" office:value="2085281.9" table:content-validation-name="val3" table:style-name="ce15">
            <text:p>£2,085,281.90</text:p>
          </table:table-cell>
          <table:table-cell office:value-type="currency" office:value="21670645.859999999" table:formula="of:=SUM([.AE3:.AJ3])" table:style-name="ce16">
            <text:p>£21,670,645.86</text:p>
          </table:table-cell>
          <table:table-cell office:value-type="currency" office:value="2090627.55" table:content-validation-name="val3" table:style-name="ce17">
            <text:p>£2,090,627.55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2090627.55" table:formula="of:=SUM([.AL3:.AM3])" table:style-name="ce18">
            <text:p>£2,090,627.55</text:p>
          </table:table-cell>
          <table:table-cell office:value-type="currency" office:value="23761273.41" table:formula="of:=SUM([.AN3];[.AK3])" table:style-name="ce16">
            <text:p>£23,761,273.4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7">
            <text:p>Attorney General's Departments</text:p>
          </table:table-cell>
          <table:table-cell office:value-type="float" office:value="2" table:content-validation-name="val5" table:style-name="ce29">
            <text:p>2.00</text:p>
          </table:table-cell>
          <table:table-cell office:value-type="float" office:value="2" table:content-validation-name="val8" table:style-name="ce28">
            <text:p>2.00</text:p>
          </table:table-cell>
          <table:table-cell office:value-type="float" office:value="1" table:content-validation-name="val5" table:style-name="ce29">
            <text:p>1.00</text:p>
          </table:table-cell>
          <table:table-cell office:value-type="float" office:value="1" table:content-validation-name="val8" table:style-name="ce28">
            <text:p>1.00</text:p>
          </table:table-cell>
          <table:table-cell office:value-type="float" office:value="1" table:content-validation-name="val5" table:style-name="ce29">
            <text:p>1.00</text:p>
          </table:table-cell>
          <table:table-cell office:value-type="float" office:value="1" table:content-validation-name="val8" table:style-name="ce28">
            <text:p>1.00</text:p>
          </table:table-cell>
          <table:table-cell office:value-type="float" office:value="19" table:content-validation-name="val5" table:style-name="ce29">
            <text:p>19.00</text:p>
          </table:table-cell>
          <table:table-cell office:value-type="float" office:value="18.659459459459462" table:content-validation-name="val8" table:style-name="ce28">
            <text:p>18.66</text:p>
          </table:table-cell>
          <table:table-cell office:value-type="float" office:value="2" table:content-validation-name="val5" table:style-name="ce29">
            <text:p>2.00</text:p>
          </table:table-cell>
          <table:table-cell office:value-type="float" office:value="2" table:content-validation-name="val8" table:style-name="ce28">
            <text:p>2.00</text:p>
          </table:table-cell>
          <table:table-cell office:value-type="float" office:value="0" table:content-validation-name="val5" table:style-name="ce29">
            <text:p>0.00</text:p>
          </table:table-cell>
          <table:table-cell office:value-type="float" office:value="0" table:content-validation-name="val8" table:style-name="ce28">
            <text:p>0.00</text:p>
          </table:table-cell>
          <table:table-cell office:value-type="float" office:value="25" table:formula="of:=SUM([.F4];[.H4];[.J4];[.L4];[.N4];[.P4])" table:content-validation-name="val2" table:style-name="ce10">
            <text:p>25</text:p>
          </table:table-cell>
          <table:table-cell office:value-type="float" office:value="24.659459459459462" table:formula="of:=SUM([.G4];[.I4];[.K4];[.M4];[.O4];[.Q4])" table:content-validation-name="val2" table:style-name="ce10">
            <text:p>25</text:p>
          </table:table-cell>
          <table:table-cell office:value-type="float" office:value="0" table:content-validation-name="val6" table:style-name="ce30">
            <text:p>0</text:p>
          </table:table-cell>
          <table:table-cell office:value-type="float" office:value="0" table:content-validation-name="val8" table:style-name="ce28">
            <text:p>0.00</text:p>
          </table:table-cell>
          <table:table-cell office:value-type="float" office:value="0" table:content-validation-name="val6" table:style-name="ce30">
            <text:p>0</text:p>
          </table:table-cell>
          <table:table-cell office:value-type="float" office:value="0" table:content-validation-name="val8" table:style-name="ce28">
            <text:p>0.00</text:p>
          </table:table-cell>
          <table:table-cell office:value-type="float" office:value="0" table:content-validation-name="val8" table:style-name="ce28">
            <text:p>0.00</text:p>
          </table:table-cell>
          <table:table-cell office:value-type="float" office:value="0" table:content-validation-name="val7" table:style-name="ce31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25" table:formula="of:=[.R4]+[.Z4]" table:content-validation-name="val2" table:style-name="ce14">
            <text:p>25</text:p>
          </table:table-cell>
          <table:table-cell office:value-type="float" office:value="24.659459459459462" table:formula="of:=[.S4]+[.AA4]" table:content-validation-name="val2" table:style-name="ce14">
            <text:p>25</text:p>
          </table:table-cell>
          <table:table-cell office:value-type="currency" office:value="143647.99" table:content-validation-name="val3" table:style-name="ce15">
            <text:p>£143,647.99</text:p>
          </table:table-cell>
          <table:table-cell office:value-type="currency" office:value="747.35" table:content-validation-name="val3" table:style-name="ce15">
            <text:p>£747.35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41614.83" table:content-validation-name="val3" table:style-name="ce15">
            <text:p>£41,614.83</text:p>
          </table:table-cell>
          <table:table-cell office:value-type="currency" office:value="20032.95" table:content-validation-name="val3" table:style-name="ce15">
            <text:p>£20,032.95</text:p>
          </table:table-cell>
          <table:table-cell office:value-type="currency" office:value="206043.12" table:formula="of:=SUM([.AE4:.AJ4])" table:style-name="ce16">
            <text:p>£206,043.12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043.12" table:formula="of:=SUM([.AN4];[.AK4])" table:style-name="ce16">
            <text:p>£206,043.1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5" table:style-name="ce2">
            <text:p>Year</text:p>
          </table:table-cell>
          <table:table-cell office:value-type="string" table:content-validation-name="val15" table:style-name="ce2">
            <text:p>Month</text:p>
          </table:table-cell>
          <table:table-cell office:value-type="string" table:content-validation-name="val15" table:style-name="ce3">
            <text:p>Organisation name</text:p>
          </table:table-cell>
          <table:table-cell office:value-type="string" table:content-validation-name="val15" table:style-name="ce3">
            <text:p>Organisation type</text:p>
          </table:table-cell>
          <table:table-cell office:value-type="string" table:content-validation-name="val15" table:style-name="ce4">
            <office:annotation draw:style-name="a1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5" table:style-name="ce4">
            <text:p>Payroll staff;</text:p>
            <text:p>Total;</text:p>
            <text:p>Headcount</text:p>
          </table:table-cell>
          <table:table-cell office:value-type="string" table:content-validation-name="val15" table:style-name="ce4">
            <text:p>Payroll staff;</text:p>
            <text:p>Total;</text:p>
            <text:p>Full-time equivalent</text:p>
          </table:table-cell>
          <table:table-cell office:value-type="string" table:content-validation-name="val1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3" table:style-name="ce4">
            <text:p>Payroll staff costs;</text:p>
            <text:p>Salary</text:p>
          </table:table-cell>
          <table:table-cell office:value-type="string" table:content-validation-name="val13" table:style-name="ce4">
            <text:p>Payroll staff costs;</text:p>
            <text:p>Allowances</text:p>
          </table:table-cell>
          <table:table-cell office:value-type="string" table:content-validation-name="val13" table:style-name="ce4">
            <text:p>Payroll staff costs;</text:p>
            <text:p>Non-consolidated performance payments</text:p>
          </table:table-cell>
          <table:table-cell office:value-type="string" table:content-validation-name="val13" table:style-name="ce4">
            <text:p>Payroll staff costs;</text:p>
            <text:p>Overtime</text:p>
          </table:table-cell>
          <table:table-cell office:value-type="string" table:content-validation-name="val13" table:style-name="ce4">
            <text:p>Payroll staff costs;</text:p>
            <text:p>Employer pension contributions</text:p>
          </table:table-cell>
          <table:table-cell office:value-type="string" table:content-validation-name="val13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4" table:style-name="ce8">
            <text:p>Attorney General's Office</text:p>
          </table:table-cell>
          <table:table-cell office:value-type="string" table:content-validation-name="val14" table:style-name="ce8">
            <text:p>Ministerial Department</text:p>
          </table:table-cell>
          <table:table-cell office:value-type="string" table:content-validation-name="val14" table:style-name="ce32">
            <text:p>Attorney General's Departments</text:p>
          </table:table-cell>
          <table:table-cell office:value-type="float" office:value="6" table:content-validation-name="val9" table:style-name="ce34">
            <text:p>6.00</text:p>
          </table:table-cell>
          <table:table-cell office:value-type="float" office:value="6" table:content-validation-name="val10" table:style-name="ce33">
            <text:p>6.00</text:p>
          </table:table-cell>
          <table:table-cell office:value-type="float" office:value="4" table:content-validation-name="val9" table:style-name="ce34">
            <text:p>4.00</text:p>
          </table:table-cell>
          <table:table-cell office:value-type="float" office:value="4" table:content-validation-name="val10" table:style-name="ce33">
            <text:p>4.00</text:p>
          </table:table-cell>
          <table:table-cell office:value-type="float" office:value="18" table:content-validation-name="val9" table:style-name="ce34">
            <text:p>18.00</text:p>
          </table:table-cell>
          <table:table-cell office:value-type="float" office:value="17.833333333333336" table:content-validation-name="val10" table:style-name="ce33">
            <text:p>17.83</text:p>
          </table:table-cell>
          <table:table-cell office:value-type="float" office:value="24" table:content-validation-name="val9" table:style-name="ce34">
            <text:p>24.00</text:p>
          </table:table-cell>
          <table:table-cell office:value-type="float" office:value="23.864864864864867" table:content-validation-name="val10" table:style-name="ce33">
            <text:p>23.86</text:p>
          </table:table-cell>
          <table:table-cell office:value-type="float" office:value="5" table:content-validation-name="val9" table:style-name="ce34">
            <text:p>5.00</text:p>
          </table:table-cell>
          <table:table-cell office:value-type="float" office:value="5" table:content-validation-name="val10" table:style-name="ce33">
            <text:p>5.00</text:p>
          </table:table-cell>
          <table:table-cell office:value-type="float" office:value="0" table:content-validation-name="val9" table:style-name="ce34">
            <text:p>0.00</text:p>
          </table:table-cell>
          <table:table-cell office:value-type="float" office:value="0" table:content-validation-name="val10" table:style-name="ce33">
            <text:p>0.00</text:p>
          </table:table-cell>
          <table:table-cell office:value-type="float" office:value="57" table:formula="of:=SUM([.F2];[.H2];[.J2];[.L2];[.N2];[.P2])" table:content-validation-name="val15" table:style-name="ce19">
            <text:p>57</text:p>
          </table:table-cell>
          <table:table-cell office:value-type="float" office:value="56.698198198198199" table:formula="of:=SUM([.G2];[.I2];[.K2];[.M2];[.O2];[.Q2])" table:content-validation-name="val15" table:style-name="ce19">
            <text:p>57</text:p>
          </table:table-cell>
          <table:table-cell office:value-type="float" office:value="0" table:content-validation-name="val12" table:style-name="ce35">
            <text:p>0</text:p>
          </table:table-cell>
          <table:table-cell office:value-type="float" office:value="0" table:content-validation-name="val10" table:style-name="ce33">
            <text:p>0.00</text:p>
          </table:table-cell>
          <table:table-cell office:value-type="float" office:value="0" table:content-validation-name="val12" table:style-name="ce35">
            <text:p>0</text:p>
          </table:table-cell>
          <table:table-cell office:value-type="float" office:value="0" table:content-validation-name="val10" table:style-name="ce33">
            <text:p>0.00</text:p>
          </table:table-cell>
          <table:table-cell office:value-type="float" office:value="0" table:content-validation-name="val10" table:style-name="ce33">
            <text:p>0.00</text:p>
          </table:table-cell>
          <table:table-cell office:value-type="float" office:value="0" table:content-validation-name="val11" table:style-name="ce36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7" table:formula="of:=[.R2]+[.Z2]" table:content-validation-name="val15" table:style-name="ce22">
            <text:p>57</text:p>
          </table:table-cell>
          <table:table-cell office:value-type="float" office:value="56.698198198198199" table:formula="of:=[.S2]+[.AA2]" table:content-validation-name="val15" table:style-name="ce22">
            <text:p>57</text:p>
          </table:table-cell>
          <table:table-cell office:value-type="currency" office:value="256988.98" table:content-validation-name="val13" table:style-name="ce15">
            <text:p>£256,988.98</text:p>
          </table:table-cell>
          <table:table-cell office:value-type="currency" office:value="10109.370000000001" table:content-validation-name="val13" table:style-name="ce15">
            <text:p>£10,109.37</text:p>
          </table:table-cell>
          <table:table-cell office:value-type="currency" office:value="0" table:content-validation-name="val13" table:style-name="ce15">
            <text:p>£0.00</text:p>
          </table:table-cell>
          <table:table-cell office:value-type="currency" office:value="0" table:content-validation-name="val13" table:style-name="ce15">
            <text:p>£0.00</text:p>
          </table:table-cell>
          <table:table-cell office:value-type="currency" office:value="75652.009999999995" table:content-validation-name="val13" table:style-name="ce15">
            <text:p>£75,652.01</text:p>
          </table:table-cell>
          <table:table-cell office:value-type="currency" office:value="36435.68" table:content-validation-name="val13" table:style-name="ce15">
            <text:p>£36,435.68</text:p>
          </table:table-cell>
          <table:table-cell office:value-type="currency" office:value="379186.04000000004" table:formula="of:=SUM([.AE2:.AJ2])" table:style-name="ce23">
            <text:p>£379,186.04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79186.04000000004" table:formula="of:=SUM([.AN2];[.AK2])" table:style-name="ce23">
            <text:p>£379,186.0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4" table:style-name="ce8">
            <text:p>Government Legal Department</text:p>
          </table:table-cell>
          <table:table-cell office:value-type="string" table:content-validation-name="val14" table:style-name="ce8">
            <text:p>Non-Ministerial Department</text:p>
          </table:table-cell>
          <table:table-cell office:value-type="string" table:content-validation-name="val14" table:style-name="ce32">
            <text:p>Attorney General's Departments</text:p>
          </table:table-cell>
          <table:table-cell office:value-type="float" office:value="38" table:content-validation-name="val9" table:style-name="ce34">
            <text:p>38.00</text:p>
          </table:table-cell>
          <table:table-cell office:value-type="float" office:value="34.995345345345349" table:content-validation-name="val10" table:style-name="ce33">
            <text:p>35.00</text:p>
          </table:table-cell>
          <table:table-cell office:value-type="float" office:value="423" table:content-validation-name="val9" table:style-name="ce34">
            <text:p>423.00</text:p>
          </table:table-cell>
          <table:table-cell office:value-type="float" office:value="412.53168168168179" table:content-validation-name="val10" table:style-name="ce33">
            <text:p>412.53</text:p>
          </table:table-cell>
          <table:table-cell office:value-type="float" office:value="356" table:content-validation-name="val9" table:style-name="ce34">
            <text:p>356.00</text:p>
          </table:table-cell>
          <table:table-cell office:value-type="float" office:value="347.86579794079802" table:content-validation-name="val10" table:style-name="ce33">
            <text:p>347.87</text:p>
          </table:table-cell>
          <table:table-cell office:value-type="float" office:value="2142" table:content-validation-name="val9" table:style-name="ce34">
            <text:p>2142.00</text:p>
          </table:table-cell>
          <table:table-cell office:value-type="float" office:value="1978.2333183183125" table:content-validation-name="val10" table:style-name="ce33">
            <text:p>1978.23</text:p>
          </table:table-cell>
          <table:table-cell office:value-type="float" office:value="238" table:content-validation-name="val9" table:style-name="ce34">
            <text:p>238.00</text:p>
          </table:table-cell>
          <table:table-cell office:value-type="float" office:value="222.65432432432425" table:content-validation-name="val10" table:style-name="ce33">
            <text:p>222.65</text:p>
          </table:table-cell>
          <table:table-cell office:value-type="float" office:value="0" table:content-validation-name="val9" table:style-name="ce34">
            <text:p>0.00</text:p>
          </table:table-cell>
          <table:table-cell office:value-type="float" office:value="0" table:content-validation-name="val10" table:style-name="ce33">
            <text:p>0.00</text:p>
          </table:table-cell>
          <table:table-cell office:value-type="float" office:value="3197" table:formula="of:=SUM([.F3];[.H3];[.J3];[.L3];[.N3];[.P3])" table:content-validation-name="val15" table:style-name="ce19">
            <text:p>3,197</text:p>
          </table:table-cell>
          <table:table-cell office:value-type="float" office:value="2996.2804676104615" table:formula="of:=SUM([.G3];[.I3];[.K3];[.M3];[.O3];[.Q3])" table:content-validation-name="val15" table:style-name="ce19">
            <text:p>2,996</text:p>
          </table:table-cell>
          <table:table-cell office:value-type="float" office:value="105" table:content-validation-name="val12" table:style-name="ce35">
            <text:p>105</text:p>
          </table:table-cell>
          <table:table-cell office:value-type="float" office:value="103.34726433750824" table:content-validation-name="val10" table:style-name="ce33">
            <text:p>103.35</text:p>
          </table:table-cell>
          <table:table-cell office:value-type="float" office:value="270" table:content-validation-name="val12" table:style-name="ce35">
            <text:p>270</text:p>
          </table:table-cell>
          <table:table-cell office:value-type="float" office:value="267.44054054054055" table:content-validation-name="val10" table:style-name="ce33">
            <text:p>267.44</text:p>
          </table:table-cell>
          <table:table-cell office:value-type="float" office:value="0" table:content-validation-name="val10" table:style-name="ce33">
            <text:p>0.00</text:p>
          </table:table-cell>
          <table:table-cell office:value-type="float" office:value="0" table:content-validation-name="val11" table:style-name="ce36">
            <text:p>0.00</text:p>
          </table:table-cell>
          <table:table-cell office:value-type="float" office:value="375" table:formula="of:=SUM([.T3];[.V3];[.X3])" table:style-name="ce20">
            <text:p>375</text:p>
          </table:table-cell>
          <table:table-cell office:value-type="float" office:value="370.7878048780488" table:formula="of:=SUM([.U3];[.W3];[.Y3])" table:style-name="ce20">
            <text:p>371</text:p>
          </table:table-cell>
          <table:table-cell office:value-type="float" office:value="0" table:style-name="ce21">
            <text:p>0</text:p>
          </table:table-cell>
          <table:table-cell office:value-type="float" office:value="3572" table:formula="of:=[.R3]+[.Z3]" table:content-validation-name="val15" table:style-name="ce22">
            <text:p>3,572</text:p>
          </table:table-cell>
          <table:table-cell office:value-type="float" office:value="3367.0682724885105" table:formula="of:=[.S3]+[.AA3]" table:content-validation-name="val15" table:style-name="ce22">
            <text:p>3,367</text:p>
          </table:table-cell>
          <table:table-cell office:value-type="currency" office:value="15241791.779999999" table:content-validation-name="val13" table:style-name="ce15">
            <text:p>£15,241,791.78</text:p>
          </table:table-cell>
          <table:table-cell office:value-type="currency" office:value="66648.25" table:content-validation-name="val13" table:style-name="ce15">
            <text:p>£66,648.25</text:p>
          </table:table-cell>
          <table:table-cell office:value-type="currency" office:value="11250" table:content-validation-name="val13" table:style-name="ce15">
            <text:p>£11,250.00</text:p>
          </table:table-cell>
          <table:table-cell office:value-type="currency" office:value="17239.68" table:content-validation-name="val13" table:style-name="ce15">
            <text:p>£17,239.68</text:p>
          </table:table-cell>
          <table:table-cell office:value-type="currency" office:value="4367059.59" table:content-validation-name="val13" table:style-name="ce15">
            <text:p>£4,367,059.59</text:p>
          </table:table-cell>
          <table:table-cell office:value-type="currency" office:value="2096616.34" table:content-validation-name="val13" table:style-name="ce15">
            <text:p>£2,096,616.34</text:p>
          </table:table-cell>
          <table:table-cell office:value-type="currency" office:value="21800605.639999997" table:formula="of:=SUM([.AE3:.AJ3])" table:style-name="ce23">
            <text:p>£21,800,605.64</text:p>
          </table:table-cell>
          <table:table-cell office:value-type="currency" office:value="2040297.12" table:content-validation-name="val13" table:style-name="ce17">
            <text:p>£2,040,297.12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2040297.12" table:formula="of:=SUM([.AL3:.AM3])" table:style-name="ce24">
            <text:p>£2,040,297.12</text:p>
          </table:table-cell>
          <table:table-cell office:value-type="currency" office:value="23840902.759999998" table:formula="of:=SUM([.AN3];[.AK3])" table:style-name="ce23">
            <text:p>£23,840,902.7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4" table:style-name="ce8">
            <text:p>Crown Prosecution Service Inspectorate</text:p>
          </table:table-cell>
          <table:table-cell office:value-type="string" table:content-validation-name="val14" table:style-name="ce8">
            <text:p>Non-Ministerial Department</text:p>
          </table:table-cell>
          <table:table-cell office:value-type="string" table:content-validation-name="val14" table:style-name="ce32">
            <text:p>Attorney General's Departments</text:p>
          </table:table-cell>
          <table:table-cell office:value-type="float" office:value="2" table:content-validation-name="val9" table:style-name="ce34">
            <text:p>2.00</text:p>
          </table:table-cell>
          <table:table-cell office:value-type="float" office:value="2" table:content-validation-name="val10" table:style-name="ce33">
            <text:p>2.00</text:p>
          </table:table-cell>
          <table:table-cell office:value-type="float" office:value="1" table:content-validation-name="val9" table:style-name="ce34">
            <text:p>1.00</text:p>
          </table:table-cell>
          <table:table-cell office:value-type="float" office:value="1" table:content-validation-name="val10" table:style-name="ce33">
            <text:p>1.00</text:p>
          </table:table-cell>
          <table:table-cell office:value-type="float" office:value="1" table:content-validation-name="val9" table:style-name="ce34">
            <text:p>1.00</text:p>
          </table:table-cell>
          <table:table-cell office:value-type="float" office:value="1" table:content-validation-name="val10" table:style-name="ce33">
            <text:p>1.00</text:p>
          </table:table-cell>
          <table:table-cell office:value-type="float" office:value="19" table:content-validation-name="val9" table:style-name="ce34">
            <text:p>19.00</text:p>
          </table:table-cell>
          <table:table-cell office:value-type="float" office:value="18.659459459459462" table:content-validation-name="val10" table:style-name="ce33">
            <text:p>18.66</text:p>
          </table:table-cell>
          <table:table-cell office:value-type="float" office:value="2" table:content-validation-name="val9" table:style-name="ce34">
            <text:p>2.00</text:p>
          </table:table-cell>
          <table:table-cell office:value-type="float" office:value="2" table:content-validation-name="val10" table:style-name="ce33">
            <text:p>2.00</text:p>
          </table:table-cell>
          <table:table-cell office:value-type="float" office:value="0" table:content-validation-name="val9" table:style-name="ce34">
            <text:p>0.00</text:p>
          </table:table-cell>
          <table:table-cell office:value-type="float" office:value="0" table:content-validation-name="val10" table:style-name="ce33">
            <text:p>0.00</text:p>
          </table:table-cell>
          <table:table-cell office:value-type="float" office:value="25" table:formula="of:=SUM([.F4];[.H4];[.J4];[.L4];[.N4];[.P4])" table:content-validation-name="val15" table:style-name="ce19">
            <text:p>25</text:p>
          </table:table-cell>
          <table:table-cell office:value-type="float" office:value="24.659459459459462" table:formula="of:=SUM([.G4];[.I4];[.K4];[.M4];[.O4];[.Q4])" table:content-validation-name="val15" table:style-name="ce19">
            <text:p>25</text:p>
          </table:table-cell>
          <table:table-cell office:value-type="float" office:value="0" table:content-validation-name="val12" table:style-name="ce35">
            <text:p>0</text:p>
          </table:table-cell>
          <table:table-cell office:value-type="float" office:value="0" table:content-validation-name="val10" table:style-name="ce33">
            <text:p>0.00</text:p>
          </table:table-cell>
          <table:table-cell office:value-type="float" office:value="0" table:content-validation-name="val12" table:style-name="ce35">
            <text:p>0</text:p>
          </table:table-cell>
          <table:table-cell office:value-type="float" office:value="0" table:content-validation-name="val10" table:style-name="ce33">
            <text:p>0.00</text:p>
          </table:table-cell>
          <table:table-cell office:value-type="float" office:value="0" table:content-validation-name="val10" table:style-name="ce33">
            <text:p>0.00</text:p>
          </table:table-cell>
          <table:table-cell office:value-type="float" office:value="0" table:content-validation-name="val11" table:style-name="ce36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15" table:style-name="ce22">
            <text:p>25</text:p>
          </table:table-cell>
          <table:table-cell office:value-type="float" office:value="24.659459459459462" table:formula="of:=[.S4]+[.AA4]" table:content-validation-name="val15" table:style-name="ce22">
            <text:p>25</text:p>
          </table:table-cell>
          <table:table-cell office:value-type="currency" office:value="143350.72" table:content-validation-name="val13" table:style-name="ce15">
            <text:p>£143,350.72</text:p>
          </table:table-cell>
          <table:table-cell office:value-type="currency" office:value="747.35" table:content-validation-name="val13" table:style-name="ce15">
            <text:p>£747.35</text:p>
          </table:table-cell>
          <table:table-cell office:value-type="currency" office:value="250" table:content-validation-name="val13" table:style-name="ce15">
            <text:p>£250.00</text:p>
          </table:table-cell>
          <table:table-cell office:value-type="currency" office:value="0" table:content-validation-name="val13" table:style-name="ce15">
            <text:p>£0.00</text:p>
          </table:table-cell>
          <table:table-cell office:value-type="currency" office:value="41528.71" table:content-validation-name="val13" table:style-name="ce15">
            <text:p>£41,528.71</text:p>
          </table:table-cell>
          <table:table-cell office:value-type="currency" office:value="20025.849999999999" table:content-validation-name="val13" table:style-name="ce15">
            <text:p>£20,025.85</text:p>
          </table:table-cell>
          <table:table-cell office:value-type="currency" office:value="205902.63" table:formula="of:=SUM([.AE4:.AJ4])" table:style-name="ce23">
            <text:p>£205,902.63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5902.63" table:formula="of:=SUM([.AN4];[.AK4])" table:style-name="ce23">
            <text:p>£205,902.63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1" table:style-name="ce2">
            <text:p>Year</text:p>
          </table:table-cell>
          <table:table-cell office:value-type="string" table:content-validation-name="val21" table:style-name="ce2">
            <text:p>Month</text:p>
          </table:table-cell>
          <table:table-cell office:value-type="string" table:content-validation-name="val21" table:style-name="ce3">
            <text:p>Organisation name</text:p>
          </table:table-cell>
          <table:table-cell office:value-type="string" table:content-validation-name="val21" table:style-name="ce3">
            <text:p>Organisation type</text:p>
          </table:table-cell>
          <table:table-cell office:value-type="string" table:content-validation-name="val21" table:style-name="ce4">
            <office:annotation draw:style-name="a2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1" table:style-name="ce4">
            <text:p>Payroll staff;</text:p>
            <text:p>Total;</text:p>
            <text:p>Headcount</text:p>
          </table:table-cell>
          <table:table-cell office:value-type="string" table:content-validation-name="val21" table:style-name="ce4">
            <text:p>Payroll staff;</text:p>
            <text:p>Total;</text:p>
            <text:p>Full-time equivalent</text:p>
          </table:table-cell>
          <table:table-cell office:value-type="string" table:content-validation-name="val2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6" table:style-name="ce4">
            <text:p>Payroll staff costs;</text:p>
            <text:p>Salary</text:p>
          </table:table-cell>
          <table:table-cell office:value-type="string" table:content-validation-name="val16" table:style-name="ce4">
            <text:p>Payroll staff costs;</text:p>
            <text:p>Allowances</text:p>
          </table:table-cell>
          <table:table-cell office:value-type="string" table:content-validation-name="val16" table:style-name="ce4">
            <text:p>Payroll staff costs;</text:p>
            <text:p>Non-consolidated performance payments</text:p>
          </table:table-cell>
          <table:table-cell office:value-type="string" table:content-validation-name="val16" table:style-name="ce4">
            <text:p>Payroll staff costs;</text:p>
            <text:p>Overtime</text:p>
          </table:table-cell>
          <table:table-cell office:value-type="string" table:content-validation-name="val16" table:style-name="ce4">
            <text:p>Payroll staff costs;</text:p>
            <text:p>Employer pension contributions</text:p>
          </table:table-cell>
          <table:table-cell office:value-type="string" table:content-validation-name="val1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7">
            <text:p>Attorney General's Departments</text:p>
          </table:table-cell>
          <table:table-cell office:value-type="float" office:value="4" table:content-validation-name="val20" table:style-name="ce39">
            <text:p>4.00</text:p>
          </table:table-cell>
          <table:table-cell office:value-type="float" office:value="4" table:content-validation-name="val19" table:style-name="ce38">
            <text:p>4.00</text:p>
          </table:table-cell>
          <table:table-cell office:value-type="float" office:value="6" table:content-validation-name="val20" table:style-name="ce39">
            <text:p>6.00</text:p>
          </table:table-cell>
          <table:table-cell office:value-type="float" office:value="6" table:content-validation-name="val19" table:style-name="ce38">
            <text:p>6.00</text:p>
          </table:table-cell>
          <table:table-cell office:value-type="float" office:value="19" table:content-validation-name="val20" table:style-name="ce39">
            <text:p>19.00</text:p>
          </table:table-cell>
          <table:table-cell office:value-type="float" office:value="18.833333333333336" table:content-validation-name="val19" table:style-name="ce38">
            <text:p>18.83</text:p>
          </table:table-cell>
          <table:table-cell office:value-type="float" office:value="27" table:content-validation-name="val20" table:style-name="ce39">
            <text:p>27.00</text:p>
          </table:table-cell>
          <table:table-cell office:value-type="float" office:value="26.864864864864863" table:content-validation-name="val19" table:style-name="ce38">
            <text:p>26.86</text:p>
          </table:table-cell>
          <table:table-cell office:value-type="float" office:value="5" table:content-validation-name="val20" table:style-name="ce39">
            <text:p>5.00</text:p>
          </table:table-cell>
          <table:table-cell office:value-type="float" office:value="5" table:content-validation-name="val19" table:style-name="ce38">
            <text:p>5.00</text:p>
          </table:table-cell>
          <table:table-cell office:value-type="float" office:value="0" table:content-validation-name="val20" table:style-name="ce39">
            <text:p>0.0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61" table:formula="of:=SUM([.F2];[.H2];[.J2];[.L2];[.N2];[.P2])" table:content-validation-name="val21" table:style-name="ce19">
            <text:p>61</text:p>
          </table:table-cell>
          <table:table-cell office:value-type="float" office:value="60.698198198198199" table:formula="of:=SUM([.G2];[.I2];[.K2];[.M2];[.O2];[.Q2])" table:content-validation-name="val21" table:style-name="ce19">
            <text:p>61</text:p>
          </table:table-cell>
          <table:table-cell office:value-type="float" office:value="0" table:content-validation-name="val17" table:style-name="ce40">
            <text:p>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0" table:content-validation-name="val17" table:style-name="ce40">
            <text:p>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0" table:content-validation-name="val18" table:style-name="ce41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1" table:formula="of:=[.R2]+[.Z2]" table:content-validation-name="val21" table:style-name="ce22">
            <text:p>61</text:p>
          </table:table-cell>
          <table:table-cell office:value-type="float" office:value="60.698198198198199" table:formula="of:=[.S2]+[.AA2]" table:content-validation-name="val21" table:style-name="ce22">
            <text:p>61</text:p>
          </table:table-cell>
          <table:table-cell office:value-type="currency" office:value="269594.52" table:content-validation-name="val16" table:style-name="ce15">
            <text:p>£269,594.52</text:p>
          </table:table-cell>
          <table:table-cell office:value-type="currency" office:value="10471.24" table:content-validation-name="val16" table:style-name="ce15">
            <text:p>£10,471.24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79168.55" table:content-validation-name="val16" table:style-name="ce15">
            <text:p>£79,168.55</text:p>
          </table:table-cell>
          <table:table-cell office:value-type="currency" office:value="37973.11" table:content-validation-name="val16" table:style-name="ce15">
            <text:p>£37,973.11</text:p>
          </table:table-cell>
          <table:table-cell office:value-type="currency" office:value="397207.42" table:formula="of:=SUM([.AE2:.AJ2])" table:style-name="ce23">
            <text:p>£397,207.42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97207.42" table:formula="of:=SUM([.AN2];[.AK2])" table:style-name="ce23">
            <text:p>£397,207.42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7">
            <text:p>Attorney General's Departments</text:p>
          </table:table-cell>
          <table:table-cell office:value-type="float" office:value="38" table:content-validation-name="val20" table:style-name="ce39">
            <text:p>38.00</text:p>
          </table:table-cell>
          <table:table-cell office:value-type="float" office:value="34.995345345345342" table:content-validation-name="val19" table:style-name="ce38">
            <text:p>35.00</text:p>
          </table:table-cell>
          <table:table-cell office:value-type="float" office:value="418" table:content-validation-name="val20" table:style-name="ce39">
            <text:p>418.00</text:p>
          </table:table-cell>
          <table:table-cell office:value-type="float" office:value="407.73168168168166" table:content-validation-name="val19" table:style-name="ce38">
            <text:p>407.73</text:p>
          </table:table-cell>
          <table:table-cell office:value-type="float" office:value="363" table:content-validation-name="val20" table:style-name="ce39">
            <text:p>363.00</text:p>
          </table:table-cell>
          <table:table-cell office:value-type="float" office:value="354.99012226512224" table:content-validation-name="val19" table:style-name="ce38">
            <text:p>354.99</text:p>
          </table:table-cell>
          <table:table-cell office:value-type="float" office:value="2168" table:content-validation-name="val20" table:style-name="ce39">
            <text:p>2168.00</text:p>
          </table:table-cell>
          <table:table-cell office:value-type="float" office:value="2003.3719669669674" table:content-validation-name="val19" table:style-name="ce38">
            <text:p>2003.37</text:p>
          </table:table-cell>
          <table:table-cell office:value-type="float" office:value="240" table:content-validation-name="val20" table:style-name="ce39">
            <text:p>240.00</text:p>
          </table:table-cell>
          <table:table-cell office:value-type="float" office:value="224.2535135135135" table:content-validation-name="val19" table:style-name="ce38">
            <text:p>224.25</text:p>
          </table:table-cell>
          <table:table-cell office:value-type="float" office:value="0" table:content-validation-name="val20" table:style-name="ce39">
            <text:p>0.0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3227" table:formula="of:=SUM([.F3];[.H3];[.J3];[.L3];[.N3];[.P3])" table:content-validation-name="val21" table:style-name="ce19">
            <text:p>3,227</text:p>
          </table:table-cell>
          <table:table-cell office:value-type="float" office:value="3025.3426297726305" table:formula="of:=SUM([.G3];[.I3];[.K3];[.M3];[.O3];[.Q3])" table:content-validation-name="val21" table:style-name="ce19">
            <text:p>3,025</text:p>
          </table:table-cell>
          <table:table-cell office:value-type="float" office:value="108" table:content-validation-name="val17" table:style-name="ce40">
            <text:p>108</text:p>
          </table:table-cell>
          <table:table-cell office:value-type="float" office:value="106.74726433750824" table:content-validation-name="val19" table:style-name="ce38">
            <text:p>106.75</text:p>
          </table:table-cell>
          <table:table-cell office:value-type="float" office:value="256" table:content-validation-name="val17" table:style-name="ce40">
            <text:p>256</text:p>
          </table:table-cell>
          <table:table-cell office:value-type="float" office:value="253.4405405405405" table:content-validation-name="val19" table:style-name="ce38">
            <text:p>253.44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0" table:content-validation-name="val18" table:style-name="ce41">
            <text:p>0.00</text:p>
          </table:table-cell>
          <table:table-cell office:value-type="float" office:value="364" table:formula="of:=SUM([.T3];[.V3];[.X3])" table:style-name="ce20">
            <text:p>364</text:p>
          </table:table-cell>
          <table:table-cell office:value-type="float" office:value="360.18780487804872" table:formula="of:=SUM([.U3];[.W3];[.Y3])" table:style-name="ce20">
            <text:p>360</text:p>
          </table:table-cell>
          <table:table-cell office:value-type="float" office:value="0" table:style-name="ce21">
            <text:p>0</text:p>
          </table:table-cell>
          <table:table-cell office:value-type="float" office:value="3591" table:formula="of:=[.R3]+[.Z3]" table:content-validation-name="val21" table:style-name="ce22">
            <text:p>3,591</text:p>
          </table:table-cell>
          <table:table-cell office:value-type="float" office:value="3385.5304346506791" table:formula="of:=[.S3]+[.AA3]" table:content-validation-name="val21" table:style-name="ce22">
            <text:p>3,386</text:p>
          </table:table-cell>
          <table:table-cell office:value-type="currency" office:value="15376491.460000001" table:content-validation-name="val16" table:style-name="ce15">
            <text:p>£15,376,491.46</text:p>
          </table:table-cell>
          <table:table-cell office:value-type="currency" office:value="68878.27" table:content-validation-name="val16" table:style-name="ce15">
            <text:p>£68,878.27</text:p>
          </table:table-cell>
          <table:table-cell office:value-type="currency" office:value="5000" table:content-validation-name="val16" table:style-name="ce15">
            <text:p>£5,000.00</text:p>
          </table:table-cell>
          <table:table-cell office:value-type="currency" office:value="21600.26" table:content-validation-name="val16" table:style-name="ce15">
            <text:p>£21,600.26</text:p>
          </table:table-cell>
          <table:table-cell office:value-type="currency" office:value="4393177.21" table:content-validation-name="val16" table:style-name="ce15">
            <text:p>£4,393,177.21</text:p>
          </table:table-cell>
          <table:table-cell office:value-type="currency" office:value="2115576.6" table:content-validation-name="val16" table:style-name="ce15">
            <text:p>£2,115,576.60</text:p>
          </table:table-cell>
          <table:table-cell office:value-type="currency" office:value="21980723.800000001" table:formula="of:=SUM([.AE3:.AJ3])" table:style-name="ce23">
            <text:p>£21,980,723.80</text:p>
          </table:table-cell>
          <table:table-cell office:value-type="currency" office:value="1892638.54" table:content-validation-name="val16" table:style-name="ce17">
            <text:p>£1,892,638.5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1892638.54" table:formula="of:=SUM([.AL3:.AM3])" table:style-name="ce24">
            <text:p>£1,892,638.54</text:p>
          </table:table-cell>
          <table:table-cell office:value-type="currency" office:value="23873362.34" table:formula="of:=SUM([.AN3];[.AK3])" table:style-name="ce23">
            <text:p>£23,873,362.3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7">
            <text:p>Attorney General's Departments</text:p>
          </table:table-cell>
          <table:table-cell office:value-type="float" office:value="2" table:content-validation-name="val20" table:style-name="ce39">
            <text:p>2.00</text:p>
          </table:table-cell>
          <table:table-cell office:value-type="float" office:value="2" table:content-validation-name="val19" table:style-name="ce38">
            <text:p>2.00</text:p>
          </table:table-cell>
          <table:table-cell office:value-type="float" office:value="1" table:content-validation-name="val20" table:style-name="ce39">
            <text:p>1.00</text:p>
          </table:table-cell>
          <table:table-cell office:value-type="float" office:value="1" table:content-validation-name="val19" table:style-name="ce38">
            <text:p>1.00</text:p>
          </table:table-cell>
          <table:table-cell office:value-type="float" office:value="1" table:content-validation-name="val20" table:style-name="ce39">
            <text:p>1.00</text:p>
          </table:table-cell>
          <table:table-cell office:value-type="float" office:value="1" table:content-validation-name="val19" table:style-name="ce38">
            <text:p>1.00</text:p>
          </table:table-cell>
          <table:table-cell office:value-type="float" office:value="19" table:content-validation-name="val20" table:style-name="ce39">
            <text:p>19.00</text:p>
          </table:table-cell>
          <table:table-cell office:value-type="float" office:value="18.740540540540543" table:content-validation-name="val19" table:style-name="ce38">
            <text:p>18.74</text:p>
          </table:table-cell>
          <table:table-cell office:value-type="float" office:value="2" table:content-validation-name="val20" table:style-name="ce39">
            <text:p>2.00</text:p>
          </table:table-cell>
          <table:table-cell office:value-type="float" office:value="2" table:content-validation-name="val19" table:style-name="ce38">
            <text:p>2.00</text:p>
          </table:table-cell>
          <table:table-cell office:value-type="float" office:value="0" table:content-validation-name="val20" table:style-name="ce39">
            <text:p>0.0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25" table:formula="of:=SUM([.F4];[.H4];[.J4];[.L4];[.N4];[.P4])" table:content-validation-name="val21" table:style-name="ce19">
            <text:p>25</text:p>
          </table:table-cell>
          <table:table-cell office:value-type="float" office:value="24.740540540540543" table:formula="of:=SUM([.G4];[.I4];[.K4];[.M4];[.O4];[.Q4])" table:content-validation-name="val21" table:style-name="ce19">
            <text:p>25</text:p>
          </table:table-cell>
          <table:table-cell office:value-type="float" office:value="0" table:content-validation-name="val17" table:style-name="ce40">
            <text:p>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0" table:content-validation-name="val17" table:style-name="ce40">
            <text:p>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0" table:content-validation-name="val18" table:style-name="ce4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21" table:style-name="ce22">
            <text:p>25</text:p>
          </table:table-cell>
          <table:table-cell office:value-type="float" office:value="24.740540540540543" table:formula="of:=[.S4]+[.AA4]" table:content-validation-name="val21" table:style-name="ce22">
            <text:p>25</text:p>
          </table:table-cell>
          <table:table-cell office:value-type="currency" office:value="142174.57999999999" table:content-validation-name="val16" table:style-name="ce15">
            <text:p>£142,174.58</text:p>
          </table:table-cell>
          <table:table-cell office:value-type="currency" office:value="747.35" table:content-validation-name="val16" table:style-name="ce15">
            <text:p>£747.35</text:p>
          </table:table-cell>
          <table:table-cell office:value-type="currency" office:value="250" table:content-validation-name="val16" table:style-name="ce15">
            <text:p>£25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41187.980000000003" table:content-validation-name="val16" table:style-name="ce15">
            <text:p>£41,187.98</text:p>
          </table:table-cell>
          <table:table-cell office:value-type="currency" office:value="19811.93" table:content-validation-name="val16" table:style-name="ce15">
            <text:p>£19,811.93</text:p>
          </table:table-cell>
          <table:table-cell office:value-type="currency" office:value="204171.84" table:formula="of:=SUM([.AE4:.AJ4])" table:style-name="ce23">
            <text:p>£204,171.8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4171.84" table:formula="of:=SUM([.AN4];[.AK4])" table:style-name="ce23">
            <text:p>£204,171.84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4" table:style-name="ce2">
            <text:p>Year</text:p>
          </table:table-cell>
          <table:table-cell office:value-type="string" table:content-validation-name="val24" table:style-name="ce2">
            <text:p>Month</text:p>
          </table:table-cell>
          <table:table-cell office:value-type="string" table:content-validation-name="val24" table:style-name="ce3">
            <text:p>Organisation name</text:p>
          </table:table-cell>
          <table:table-cell office:value-type="string" table:content-validation-name="val24" table:style-name="ce3">
            <text:p>Organisation type</text:p>
          </table:table-cell>
          <table:table-cell office:value-type="string" table:content-validation-name="val24" table:style-name="ce4">
            <office:annotation draw:style-name="a3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4" table:style-name="ce4">
            <text:p>Payroll staff;</text:p>
            <text:p>Total;</text:p>
            <text:p>Headcount</text:p>
          </table:table-cell>
          <table:table-cell office:value-type="string" table:content-validation-name="val24" table:style-name="ce4">
            <text:p>Payroll staff;</text:p>
            <text:p>Total;</text:p>
            <text:p>Full-time equivalent</text:p>
          </table:table-cell>
          <table:table-cell office:value-type="string" table:content-validation-name="val2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9" table:style-name="ce4">
            <text:p>Payroll staff costs;</text:p>
            <text:p>Salary</text:p>
          </table:table-cell>
          <table:table-cell office:value-type="string" table:content-validation-name="val29" table:style-name="ce4">
            <text:p>Payroll staff costs;</text:p>
            <text:p>Allowances</text:p>
          </table:table-cell>
          <table:table-cell office:value-type="string" table:content-validation-name="val29" table:style-name="ce4">
            <text:p>Payroll staff costs;</text:p>
            <text:p>Non-consolidated performance payments</text:p>
          </table:table-cell>
          <table:table-cell office:value-type="string" table:content-validation-name="val29" table:style-name="ce4">
            <text:p>Payroll staff costs;</text:p>
            <text:p>Overtime</text:p>
          </table:table-cell>
          <table:table-cell office:value-type="string" table:content-validation-name="val29" table:style-name="ce4">
            <text:p>Payroll staff costs;</text:p>
            <text:p>Employer pension contributions</text:p>
          </table:table-cell>
          <table:table-cell office:value-type="string" table:content-validation-name="val2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Attorney General's Office</text:p>
          </table:table-cell>
          <table:table-cell office:value-type="string" table:content-validation-name="val23" table:style-name="ce8">
            <text:p>Ministerial Department</text:p>
          </table:table-cell>
          <table:table-cell office:value-type="string" table:content-validation-name="val23" table:style-name="ce42">
            <text:p>Attorney General's Departments</text:p>
          </table:table-cell>
          <table:table-cell office:value-type="float" office:value="4" table:content-validation-name="val25" table:style-name="ce45">
            <text:p>4.00</text:p>
          </table:table-cell>
          <table:table-cell office:value-type="float" office:value="4" table:content-validation-name="val26" table:style-name="ce47">
            <text:p>4.00</text:p>
          </table:table-cell>
          <table:table-cell office:value-type="float" office:value="6" table:content-validation-name="val25" table:style-name="ce45">
            <text:p>6.00</text:p>
          </table:table-cell>
          <table:table-cell office:value-type="float" office:value="6" table:content-validation-name="val26" table:style-name="ce47">
            <text:p>6.00</text:p>
          </table:table-cell>
          <table:table-cell office:value-type="float" office:value="17" table:content-validation-name="val25" table:style-name="ce45">
            <text:p>17.00</text:p>
          </table:table-cell>
          <table:table-cell office:value-type="float" office:value="16.833333333333336" table:content-validation-name="val26" table:style-name="ce47">
            <text:p>16.83</text:p>
          </table:table-cell>
          <table:table-cell office:value-type="float" office:value="27" table:content-validation-name="val25" table:style-name="ce45">
            <text:p>27.00</text:p>
          </table:table-cell>
          <table:table-cell office:value-type="float" office:value="26.864864864864863" table:content-validation-name="val26" table:style-name="ce47">
            <text:p>26.86</text:p>
          </table:table-cell>
          <table:table-cell office:value-type="float" office:value="6" table:content-validation-name="val25" table:style-name="ce45">
            <text:p>6.00</text:p>
          </table:table-cell>
          <table:table-cell office:value-type="float" office:value="6" table:content-validation-name="val26" table:style-name="ce47">
            <text:p>6.00</text:p>
          </table:table-cell>
          <table:table-cell office:value-type="float" office:value="0" table:content-validation-name="val25" table:style-name="ce45">
            <text:p>0.00</text:p>
          </table:table-cell>
          <table:table-cell office:value-type="float" office:value="0" table:content-validation-name="val26" table:style-name="ce47">
            <text:p>0.00</text:p>
          </table:table-cell>
          <table:table-cell office:value-type="float" office:value="60" table:formula="of:=SUM([.F2];[.H2];[.J2];[.L2];[.N2];[.P2])" table:content-validation-name="val24" table:style-name="ce19">
            <text:p>60</text:p>
          </table:table-cell>
          <table:table-cell office:value-type="float" office:value="59.698198198198199" table:formula="of:=SUM([.G2];[.I2];[.K2];[.M2];[.O2];[.Q2])" table:content-validation-name="val24" table:style-name="ce19">
            <text:p>60</text:p>
          </table:table-cell>
          <table:table-cell office:value-type="float" office:value="0" table:content-validation-name="val28" table:style-name="ce48">
            <text:p>0</text:p>
          </table:table-cell>
          <table:table-cell office:value-type="float" office:value="0" table:content-validation-name="val26" table:style-name="ce47">
            <text:p>0.00</text:p>
          </table:table-cell>
          <table:table-cell office:value-type="float" office:value="0" table:content-validation-name="val28" table:style-name="ce48">
            <text:p>0</text:p>
          </table:table-cell>
          <table:table-cell office:value-type="float" office:value="0" table:content-validation-name="val26" table:style-name="ce47">
            <text:p>0.00</text:p>
          </table:table-cell>
          <table:table-cell office:value-type="float" office:value="0" table:content-validation-name="val26" table:style-name="ce47">
            <text:p>0.00</text:p>
          </table:table-cell>
          <table:table-cell office:value-type="float" office:value="0" table:content-validation-name="val27" table:style-name="ce50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[.R2]+[.Z2]" table:content-validation-name="val24" table:style-name="ce22">
            <text:p>60</text:p>
          </table:table-cell>
          <table:table-cell office:value-type="float" office:value="59.698198198198199" table:formula="of:=[.S2]+[.AA2]" table:content-validation-name="val24" table:style-name="ce22">
            <text:p>60</text:p>
          </table:table-cell>
          <table:table-cell office:value-type="currency" office:value="283081.2" table:content-validation-name="val29" table:style-name="ce15">
            <text:p>£283,081.20</text:p>
          </table:table-cell>
          <table:table-cell office:value-type="currency" office:value="24349.05" table:content-validation-name="val29" table:style-name="ce15">
            <text:p>£24,349.05</text:p>
          </table:table-cell>
          <table:table-cell office:value-type="currency" office:value="1500" table:content-validation-name="val29" table:style-name="ce15">
            <text:p>£1,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1557.990000000005" table:content-validation-name="val29" table:style-name="ce15">
            <text:p>£81,557.99</text:p>
          </table:table-cell>
          <table:table-cell office:value-type="currency" office:value="42225.23" table:content-validation-name="val29" table:style-name="ce15">
            <text:p>£42,225.23</text:p>
          </table:table-cell>
          <table:table-cell office:value-type="currency" office:value="432713.47" table:formula="of:=SUM([.AE2:.AJ2])" table:style-name="ce23">
            <text:p>£432,713.47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32713.47" table:formula="of:=SUM([.AN2];[.AK2])" table:style-name="ce23">
            <text:p>£432,713.47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Government Legal Department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42">
            <text:p>Attorney General's Departments</text:p>
          </table:table-cell>
          <table:table-cell office:value-type="float" office:value="38" table:content-validation-name="val25" table:style-name="ce45">
            <text:p>38.00</text:p>
          </table:table-cell>
          <table:table-cell office:value-type="float" office:value="34.995345345345349" table:content-validation-name="val26" table:style-name="ce47">
            <text:p>35.00</text:p>
          </table:table-cell>
          <table:table-cell office:value-type="float" office:value="420" table:content-validation-name="val25" table:style-name="ce45">
            <text:p>420.00</text:p>
          </table:table-cell>
          <table:table-cell office:value-type="float" office:value="409.26141141141147" table:content-validation-name="val26" table:style-name="ce47">
            <text:p>409.26</text:p>
          </table:table-cell>
          <table:table-cell office:value-type="float" office:value="359" table:content-validation-name="val25" table:style-name="ce45">
            <text:p>359.00</text:p>
          </table:table-cell>
          <table:table-cell office:value-type="float" office:value="351.28832046332053" table:content-validation-name="val26" table:style-name="ce47">
            <text:p>351.29</text:p>
          </table:table-cell>
          <table:table-cell office:value-type="float" office:value="2177" table:content-validation-name="val25" table:style-name="ce45">
            <text:p>2177.00</text:p>
          </table:table-cell>
          <table:table-cell office:value-type="float" office:value="2010.4353131703074" table:content-validation-name="val26" table:style-name="ce47">
            <text:p>2010.44</text:p>
          </table:table-cell>
          <table:table-cell office:value-type="float" office:value="242" table:content-validation-name="val25" table:style-name="ce45">
            <text:p>242.00</text:p>
          </table:table-cell>
          <table:table-cell office:value-type="float" office:value="226.27729729729728" table:content-validation-name="val26" table:style-name="ce47">
            <text:p>226.28</text:p>
          </table:table-cell>
          <table:table-cell office:value-type="float" office:value="0" table:content-validation-name="val25" table:style-name="ce45">
            <text:p>0.00</text:p>
          </table:table-cell>
          <table:table-cell office:value-type="float" office:value="0" table:content-validation-name="val26" table:style-name="ce47">
            <text:p>0.00</text:p>
          </table:table-cell>
          <table:table-cell office:value-type="float" office:value="3236" table:formula="of:=SUM([.F3];[.H3];[.J3];[.L3];[.N3];[.P3])" table:content-validation-name="val24" table:style-name="ce19">
            <text:p>3,236</text:p>
          </table:table-cell>
          <table:table-cell office:value-type="float" office:value="3032.2576876876819" table:formula="of:=SUM([.G3];[.I3];[.K3];[.M3];[.O3];[.Q3])" table:content-validation-name="val24" table:style-name="ce19">
            <text:p>3,032</text:p>
          </table:table-cell>
          <table:table-cell office:value-type="float" office:value="112" table:content-validation-name="val28" table:style-name="ce48">
            <text:p>112</text:p>
          </table:table-cell>
          <table:table-cell office:value-type="float" office:value="111.35266974291365" table:content-validation-name="val26" table:style-name="ce47">
            <text:p>111.35</text:p>
          </table:table-cell>
          <table:table-cell office:value-type="float" office:value="258" table:content-validation-name="val28" table:style-name="ce48">
            <text:p>258</text:p>
          </table:table-cell>
          <table:table-cell office:value-type="float" office:value="255.4405405405405" table:content-validation-name="val26" table:style-name="ce47">
            <text:p>255.44</text:p>
          </table:table-cell>
          <table:table-cell office:value-type="float" office:value="0" table:content-validation-name="val26" table:style-name="ce47">
            <text:p>0.00</text:p>
          </table:table-cell>
          <table:table-cell office:value-type="float" office:value="0" table:content-validation-name="val27" table:style-name="ce50">
            <text:p>0.00</text:p>
          </table:table-cell>
          <table:table-cell office:value-type="float" office:value="370" table:formula="of:=SUM([.T3];[.V3];[.X3])" table:style-name="ce20">
            <text:p>370</text:p>
          </table:table-cell>
          <table:table-cell office:value-type="float" office:value="366.79321028345413" table:formula="of:=SUM([.U3];[.W3];[.Y3])" table:style-name="ce20">
            <text:p>367</text:p>
          </table:table-cell>
          <table:table-cell office:value-type="float" office:value="0" table:style-name="ce21">
            <text:p>0</text:p>
          </table:table-cell>
          <table:table-cell office:value-type="float" office:value="3606" table:formula="of:=[.R3]+[.Z3]" table:content-validation-name="val24" table:style-name="ce22">
            <text:p>3,606</text:p>
          </table:table-cell>
          <table:table-cell office:value-type="float" office:value="3399.0508979711362" table:formula="of:=[.S3]+[.AA3]" table:content-validation-name="val24" table:style-name="ce22">
            <text:p>3,399</text:p>
          </table:table-cell>
          <table:table-cell office:value-type="currency" office:value="15380897.27" table:content-validation-name="val29" table:style-name="ce15">
            <text:p>£15,380,897.27</text:p>
          </table:table-cell>
          <table:table-cell office:value-type="currency" office:value="66206.38" table:content-validation-name="val29" table:style-name="ce15">
            <text:p>£66,206.38</text:p>
          </table:table-cell>
          <table:table-cell office:value-type="currency" office:value="6500" table:content-validation-name="val29" table:style-name="ce15">
            <text:p>£6,500.00</text:p>
          </table:table-cell>
          <table:table-cell office:value-type="currency" office:value="50008.85" table:content-validation-name="val29" table:style-name="ce15">
            <text:p>£50,008.85</text:p>
          </table:table-cell>
          <table:table-cell office:value-type="currency" office:value="4405544.8" table:content-validation-name="val29" table:style-name="ce15">
            <text:p>£4,405,544.80</text:p>
          </table:table-cell>
          <table:table-cell office:value-type="currency" office:value="2116901.67" table:content-validation-name="val29" table:style-name="ce15">
            <text:p>£2,116,901.67</text:p>
          </table:table-cell>
          <table:table-cell office:value-type="currency" office:value="22026058.969999999" table:formula="of:=SUM([.AE3:.AJ3])" table:style-name="ce23">
            <text:p>£22,026,058.97</text:p>
          </table:table-cell>
          <table:table-cell office:value-type="currency" office:value="2439873.5699999998" table:content-validation-name="val29" table:style-name="ce17">
            <text:p>£2,439,873.57</text:p>
          </table:table-cell>
          <table:table-cell office:value-type="currency" office:value="3750" table:content-validation-name="val29" table:style-name="ce17">
            <text:p>£3,750.00</text:p>
          </table:table-cell>
          <table:table-cell office:value-type="currency" office:value="2443623.5699999998" table:formula="of:=SUM([.AL3:.AM3])" table:style-name="ce24">
            <text:p>£2,443,623.57</text:p>
          </table:table-cell>
          <table:table-cell office:value-type="currency" office:value="24469682.539999999" table:formula="of:=SUM([.AN3];[.AK3])" table:style-name="ce23">
            <text:p>£24,469,682.5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Crown Prosecution Service Inspectorate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42">
            <text:p>Attorney General's Departments</text:p>
          </table:table-cell>
          <table:table-cell office:value-type="float" office:value="2" table:content-validation-name="val25" table:style-name="ce45">
            <text:p>2.00</text:p>
          </table:table-cell>
          <table:table-cell office:value-type="float" office:value="2" table:content-validation-name="val26" table:style-name="ce47">
            <text:p>2.00</text:p>
          </table:table-cell>
          <table:table-cell office:value-type="float" office:value="1" table:content-validation-name="val25" table:style-name="ce45">
            <text:p>1.00</text:p>
          </table:table-cell>
          <table:table-cell office:value-type="float" office:value="1" table:content-validation-name="val26" table:style-name="ce47">
            <text:p>1.00</text:p>
          </table:table-cell>
          <table:table-cell office:value-type="float" office:value="1" table:content-validation-name="val25" table:style-name="ce45">
            <text:p>1.00</text:p>
          </table:table-cell>
          <table:table-cell office:value-type="float" office:value="1" table:content-validation-name="val26" table:style-name="ce47">
            <text:p>1.00</text:p>
          </table:table-cell>
          <table:table-cell office:value-type="float" office:value="20" table:content-validation-name="val25" table:style-name="ce45">
            <text:p>20.00</text:p>
          </table:table-cell>
          <table:table-cell office:value-type="float" office:value="19.740540540540543" table:content-validation-name="val26" table:style-name="ce47">
            <text:p>19.74</text:p>
          </table:table-cell>
          <table:table-cell office:value-type="float" office:value="2" table:content-validation-name="val25" table:style-name="ce45">
            <text:p>2.00</text:p>
          </table:table-cell>
          <table:table-cell office:value-type="float" office:value="2" table:content-validation-name="val26" table:style-name="ce47">
            <text:p>2.00</text:p>
          </table:table-cell>
          <table:table-cell office:value-type="float" office:value="0" table:content-validation-name="val25" table:style-name="ce45">
            <text:p>0.00</text:p>
          </table:table-cell>
          <table:table-cell office:value-type="float" office:value="0" table:content-validation-name="val26" table:style-name="ce47">
            <text:p>0.00</text:p>
          </table:table-cell>
          <table:table-cell office:value-type="float" office:value="26" table:formula="of:=SUM([.F4];[.H4];[.J4];[.L4];[.N4];[.P4])" table:content-validation-name="val24" table:style-name="ce19">
            <text:p>26</text:p>
          </table:table-cell>
          <table:table-cell office:value-type="float" office:value="25.740540540540543" table:formula="of:=SUM([.G4];[.I4];[.K4];[.M4];[.O4];[.Q4])" table:content-validation-name="val24" table:style-name="ce19">
            <text:p>26</text:p>
          </table:table-cell>
          <table:table-cell office:value-type="float" office:value="0" table:content-validation-name="val28" table:style-name="ce48">
            <text:p>0</text:p>
          </table:table-cell>
          <table:table-cell office:value-type="float" office:value="0" table:content-validation-name="val26" table:style-name="ce47">
            <text:p>0.00</text:p>
          </table:table-cell>
          <table:table-cell office:value-type="float" office:value="0" table:content-validation-name="val28" table:style-name="ce48">
            <text:p>0</text:p>
          </table:table-cell>
          <table:table-cell office:value-type="float" office:value="0" table:content-validation-name="val26" table:style-name="ce47">
            <text:p>0.00</text:p>
          </table:table-cell>
          <table:table-cell office:value-type="float" office:value="0" table:content-validation-name="val26" table:style-name="ce47">
            <text:p>0.00</text:p>
          </table:table-cell>
          <table:table-cell office:value-type="float" office:value="0" table:content-validation-name="val27" table:style-name="ce50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6" table:formula="of:=[.R4]+[.Z4]" table:content-validation-name="val24" table:style-name="ce22">
            <text:p>26</text:p>
          </table:table-cell>
          <table:table-cell office:value-type="float" office:value="25.740540540540543" table:formula="of:=[.S4]+[.AA4]" table:content-validation-name="val24" table:style-name="ce22">
            <text:p>26</text:p>
          </table:table-cell>
          <table:table-cell office:value-type="currency" office:value="147939.13" table:content-validation-name="val29" table:style-name="ce15">
            <text:p>£147,939.13</text:p>
          </table:table-cell>
          <table:table-cell office:value-type="currency" office:value="747.35" table:content-validation-name="val29" table:style-name="ce15">
            <text:p>£747.35</text:p>
          </table:table-cell>
          <table:table-cell office:value-type="currency" office:value="500" table:content-validation-name="val29" table:style-name="ce15">
            <text:p>£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42857.97" table:content-validation-name="val29" table:style-name="ce15">
            <text:p>£42,857.97</text:p>
          </table:table-cell>
          <table:table-cell office:value-type="currency" office:value="20689.060000000001" table:content-validation-name="val29" table:style-name="ce15">
            <text:p>£20,689.06</text:p>
          </table:table-cell>
          <table:table-cell office:value-type="currency" office:value="212733.51" table:formula="of:=SUM([.AE4:.AJ4])" table:style-name="ce23">
            <text:p>£212,733.51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2733.51" table:formula="of:=SUM([.AN4];[.AK4])" table:style-name="ce23">
            <text:p>£212,733.5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43">
            <text:p>Attorney General's Departments</text:p>
          </table:table-cell>
          <table:table-cell office:value-type="float" office:value="1557" table:content-validation-name="val25" table:style-name="ce44">
            <text:p>1557.00</text:p>
          </table:table-cell>
          <table:table-cell office:value-type="float" office:value="1432.8288929716998" table:content-validation-name="val26" table:style-name="ce46">
            <text:p>1432.83</text:p>
          </table:table-cell>
          <table:table-cell office:value-type="float" office:value="1637" table:content-validation-name="val25" table:style-name="ce44">
            <text:p>1637.00</text:p>
          </table:table-cell>
          <table:table-cell office:value-type="float" office:value="1531.3191867562996" table:content-validation-name="val26" table:style-name="ce46">
            <text:p>1531.32</text:p>
          </table:table-cell>
          <table:table-cell office:value-type="float" office:value="1150" table:content-validation-name="val25" table:style-name="ce44">
            <text:p>1150.00</text:p>
          </table:table-cell>
          <table:table-cell office:value-type="float" office:value="1108.8764729724996" table:content-validation-name="val26" table:style-name="ce46">
            <text:p>1108.88</text:p>
          </table:table-cell>
          <table:table-cell office:value-type="float" office:value="3265" table:content-validation-name="val25" table:style-name="ce44">
            <text:p>3265.00</text:p>
          </table:table-cell>
          <table:table-cell office:value-type="float" office:value="3031.0902743223028" table:content-validation-name="val26" table:style-name="ce46">
            <text:p>3031.09</text:p>
          </table:table-cell>
          <table:table-cell office:value-type="float" office:value="98" table:content-validation-name="val25" table:style-name="ce44">
            <text:p>98.00</text:p>
          </table:table-cell>
          <table:table-cell office:value-type="float" office:value="96.408108108099995" table:content-validation-name="val26" table:style-name="ce46">
            <text:p>96.41</text:p>
          </table:table-cell>
          <table:table-cell office:value-type="float" office:value="0" table:content-validation-name="val25" table:style-name="ce44">
            <text:p>0.00</text:p>
          </table:table-cell>
          <table:table-cell office:value-type="float" office:value="0" table:content-validation-name="val26" table:style-name="ce46">
            <text:p>0.00</text:p>
          </table:table-cell>
          <table:table-cell office:value-type="float" office:value="7707" table:formula="of:=SUM([.F5];[.H5];[.J5];[.L5];[.N5];[.P5])" table:content-validation-name="val24" table:style-name="ce10">
            <text:p>7,707</text:p>
          </table:table-cell>
          <table:table-cell office:value-type="float" office:value="7200.5229351309026" table:formula="of:=SUM([.G5];[.I5];[.K5];[.M5];[.O5];[.Q5])" table:content-validation-name="val24" table:style-name="ce10">
            <text:p>7,201</text:p>
          </table:table-cell>
          <table:table-cell office:value-type="float" office:value="2" table:content-validation-name="val28" table:style-name="ce49">
            <text:p>2</text:p>
          </table:table-cell>
          <table:table-cell office:value-type="float" office:value="2" table:content-validation-name="val26" table:style-name="ce46">
            <text:p>2.00</text:p>
          </table:table-cell>
          <table:table-cell office:value-type="float" office:value="12" table:content-validation-name="val28" table:style-name="ce49">
            <text:p>12</text:p>
          </table:table-cell>
          <table:table-cell office:value-type="float" office:value="12" table:content-validation-name="val26" table:style-name="ce46">
            <text:p>12.00</text:p>
          </table:table-cell>
          <table:table-cell office:value-type="float" office:value="3" table:content-validation-name="val26" table:style-name="ce46">
            <text:p>3.00</text:p>
          </table:table-cell>
          <table:table-cell office:value-type="float" office:value="3" table:content-validation-name="val27" table:style-name="ce51">
            <text:p>3.00</text:p>
          </table:table-cell>
          <table:table-cell office:value-type="float" office:value="17" table:formula="of:=SUM([.T5];[.V5];[.X5])" table:style-name="ce12">
            <text:p>17</text:p>
          </table:table-cell>
          <table:table-cell office:value-type="float" office:value="17" table:formula="of:=SUM([.U5];[.W5];[.Y5])" table:style-name="ce12">
            <text:p>17</text:p>
          </table:table-cell>
          <table:table-cell office:value-type="float" office:value="0" table:style-name="ce13">
            <text:p>0.00</text:p>
          </table:table-cell>
          <table:table-cell office:value-type="float" office:value="7724" table:formula="of:=[.R5]+[.Z5]" table:content-validation-name="val24" table:style-name="ce14">
            <text:p>7,724</text:p>
          </table:table-cell>
          <table:table-cell office:value-type="float" office:value="7217.5229351309026" table:formula="of:=[.S5]+[.AA5]" table:content-validation-name="val24" table:style-name="ce14">
            <text:p>7,218</text:p>
          </table:table-cell>
          <table:table-cell office:value-type="currency" office:value="27674158.210000999" table:content-validation-name="val29" table:style-name="ce25">
            <text:p>£27,674,158.21</text:p>
          </table:table-cell>
          <table:table-cell office:value-type="currency" office:value="486848.5400000001" table:content-validation-name="val29" table:style-name="ce25">
            <text:p>£486,848.54</text:p>
          </table:table-cell>
          <table:table-cell office:value-type="currency" office:value="0" table:content-validation-name="val29" table:style-name="ce25">
            <text:p>£0.00</text:p>
          </table:table-cell>
          <table:table-cell office:value-type="currency" office:value="845448.81" table:content-validation-name="val29" table:style-name="ce25">
            <text:p>£845,448.81</text:p>
          </table:table-cell>
          <table:table-cell office:value-type="currency" office:value="8063545.1300000204" table:content-validation-name="val29" table:style-name="ce25">
            <text:p>£8,063,545.13</text:p>
          </table:table-cell>
          <table:table-cell office:value-type="currency" office:value="3912782.40000006" table:content-validation-name="val29" table:style-name="ce25">
            <text:p>£3,912,782.40</text:p>
          </table:table-cell>
          <table:table-cell office:value-type="currency" office:value="40982783.090001076" table:formula="of:=SUM([.AE5:.AJ5])" table:style-name="ce16">
            <text:p>£40,982,783.09</text:p>
          </table:table-cell>
          <table:table-cell office:value-type="currency" office:value="110531.59000000001" table:content-validation-name="val29" table:style-name="ce26">
            <text:p>£110,531.59</text:p>
          </table:table-cell>
          <table:table-cell office:value-type="currency" office:value="0" table:style-name="ce17">
            <text:p>£0.00</text:p>
          </table:table-cell>
          <table:table-cell office:value-type="currency" office:value="110531.59000000001" table:formula="of:=SUM([.AL5:.AM5])" table:style-name="ce18">
            <text:p>£110,531.59</text:p>
          </table:table-cell>
          <table:table-cell office:value-type="currency" office:value="41093314.68000108" table:formula="of:=SUM([.AN5];[.AK5])" table:style-name="ce16">
            <text:p>£41,093,314.68</text:p>
          </table:table-cell>
          <table:table-cell table:number-columns-repeated="16343"/>
        </table:table-row>
        <table:table-row table:number-rows-repeated="3" table:style-name="ro3">
          <table:table-cell table:number-columns-repeated="16384" table:style-name="ce1"/>
        </table:table-row>
        <table:table-row table:number-rows-repeated="1048568" table:style-name="ro4">
          <table:table-cell table:number-columns-repeated="16384"/>
        </table:table-row>
      </table:table>
      <table:table table:name="Augus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1" table:style-name="ce2">
            <text:p>Year</text:p>
          </table:table-cell>
          <table:table-cell office:value-type="string" table:content-validation-name="val31" table:style-name="ce2">
            <text:p>Month</text:p>
          </table:table-cell>
          <table:table-cell office:value-type="string" table:content-validation-name="val31" table:style-name="ce3">
            <text:p>Organisation name</text:p>
          </table:table-cell>
          <table:table-cell office:value-type="string" table:content-validation-name="val31" table:style-name="ce3">
            <text:p>Organisation type</text:p>
          </table:table-cell>
          <table:table-cell office:value-type="string" table:content-validation-name="val31" table:style-name="ce4">
            <office:annotation draw:style-name="a4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1" table:style-name="ce4">
            <text:p>Payroll staff;</text:p>
            <text:p>Total;</text:p>
            <text:p>Headcount</text:p>
          </table:table-cell>
          <table:table-cell office:value-type="string" table:content-validation-name="val31" table:style-name="ce4">
            <text:p>Payroll staff;</text:p>
            <text:p>Total;</text:p>
            <text:p>Full-time equivalent</text:p>
          </table:table-cell>
          <table:table-cell office:value-type="string" table:content-validation-name="val3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Attorney General's Office</text:p>
          </table:table-cell>
          <table:table-cell office:value-type="string" table:content-validation-name="val30" table:style-name="ce8">
            <text:p>Ministerial Department</text:p>
          </table:table-cell>
          <table:table-cell office:value-type="string" table:content-validation-name="val30" table:style-name="ce52">
            <text:p>Attorney General's Departments</text:p>
          </table:table-cell>
          <table:table-cell table:content-validation-name="val32" table:style-name="ce53"/>
          <table:table-cell table:content-validation-name="val33" table:style-name="ce54"/>
          <table:table-cell table:content-validation-name="val32" table:style-name="ce53"/>
          <table:table-cell table:content-validation-name="val33" table:style-name="ce54"/>
          <table:table-cell table:content-validation-name="val32" table:style-name="ce53"/>
          <table:table-cell table:content-validation-name="val33" table:style-name="ce54"/>
          <table:table-cell table:content-validation-name="val32" table:style-name="ce53"/>
          <table:table-cell table:content-validation-name="val33" table:style-name="ce54"/>
          <table:table-cell table:content-validation-name="val32" table:style-name="ce53"/>
          <table:table-cell table:content-validation-name="val33" table:style-name="ce54"/>
          <table:table-cell office:value-type="float" office:value="0" table:content-validation-name="val32" table:style-name="ce53">
            <text:p>0.00</text:p>
          </table:table-cell>
          <table:table-cell office:value-type="float" office:value="0" table:content-validation-name="val33" table:style-name="ce54">
            <text:p>0.00</text:p>
          </table:table-cell>
          <table:table-cell office:value-type="float" office:value="0" table:formula="of:=SUM([.F2];[.H2];[.J2];[.L2];[.N2];[.P2])" table:content-validation-name="val31" table:style-name="ce19">
            <text:p>0</text:p>
          </table:table-cell>
          <table:table-cell office:value-type="float" office:value="0" table:formula="of:=SUM([.G2];[.I2];[.K2];[.M2];[.O2];[.Q2])" table:content-validation-name="val31" table:style-name="ce19">
            <text:p>0</text:p>
          </table:table-cell>
          <table:table-cell table:content-validation-name="val35" table:style-name="ce57"/>
          <table:table-cell table:content-validation-name="val33" table:style-name="ce55"/>
          <table:table-cell table:content-validation-name="val35" table:style-name="ce57"/>
          <table:table-cell table:content-validation-name="val33" table:style-name="ce55"/>
          <table:table-cell office:value-type="float" office:value="0" table:content-validation-name="val33" table:style-name="ce55">
            <text:p>0.00</text:p>
          </table:table-cell>
          <table:table-cell office:value-type="float" office:value="0" table:content-validation-name="val34" table:style-name="ce56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31" table:style-name="ce22">
            <text:p>0</text:p>
          </table:table-cell>
          <table:table-cell office:value-type="float" office:value="0" table:formula="of:=[.S2]+[.AA2]" table:content-validation-name="val31" table:style-name="ce22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Government Legal Department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52">
            <text:p>Attorney General's Departments</text:p>
          </table:table-cell>
          <table:table-cell table:content-validation-name="val32" table:style-name="ce53"/>
          <table:table-cell table:content-validation-name="val33" table:style-name="ce54"/>
          <table:table-cell table:content-validation-name="val32" table:style-name="ce53"/>
          <table:table-cell table:content-validation-name="val33" table:style-name="ce54"/>
          <table:table-cell table:content-validation-name="val32" table:style-name="ce53"/>
          <table:table-cell table:content-validation-name="val33" table:style-name="ce54"/>
          <table:table-cell table:content-validation-name="val32" table:style-name="ce53"/>
          <table:table-cell table:content-validation-name="val33" table:style-name="ce54"/>
          <table:table-cell table:content-validation-name="val32" table:style-name="ce53"/>
          <table:table-cell table:content-validation-name="val33" table:style-name="ce54"/>
          <table:table-cell office:value-type="float" office:value="0" table:content-validation-name="val32" table:style-name="ce53">
            <text:p>0.00</text:p>
          </table:table-cell>
          <table:table-cell office:value-type="float" office:value="0" table:content-validation-name="val33" table:style-name="ce54">
            <text:p>0.00</text:p>
          </table:table-cell>
          <table:table-cell office:value-type="float" office:value="0" table:formula="of:=SUM([.F3];[.H3];[.J3];[.L3];[.N3];[.P3])" table:content-validation-name="val31" table:style-name="ce19">
            <text:p>0</text:p>
          </table:table-cell>
          <table:table-cell office:value-type="float" office:value="0" table:formula="of:=SUM([.G3];[.I3];[.K3];[.M3];[.O3];[.Q3])" table:content-validation-name="val31" table:style-name="ce19">
            <text:p>0</text:p>
          </table:table-cell>
          <table:table-cell table:content-validation-name="val35" table:style-name="ce57"/>
          <table:table-cell table:content-validation-name="val33" table:style-name="ce55"/>
          <table:table-cell table:content-validation-name="val35" table:style-name="ce57"/>
          <table:table-cell table:content-validation-name="val33" table:style-name="ce55"/>
          <table:table-cell office:value-type="float" office:value="0" table:content-validation-name="val33" table:style-name="ce55">
            <text:p>0.00</text:p>
          </table:table-cell>
          <table:table-cell office:value-type="float" office:value="0" table:content-validation-name="val34" table:style-name="ce56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31" table:style-name="ce22">
            <text:p>0</text:p>
          </table:table-cell>
          <table:table-cell office:value-type="float" office:value="0" table:formula="of:=[.S3]+[.AA3]" table:content-validation-name="val31" table:style-name="ce22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Crown Prosecution Service Inspectorate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52">
            <text:p>Attorney General's Departments</text:p>
          </table:table-cell>
          <table:table-cell table:content-validation-name="val32" table:style-name="ce53"/>
          <table:table-cell table:content-validation-name="val33" table:style-name="ce54"/>
          <table:table-cell table:content-validation-name="val32" table:style-name="ce53"/>
          <table:table-cell table:content-validation-name="val33" table:style-name="ce54"/>
          <table:table-cell table:content-validation-name="val32" table:style-name="ce53"/>
          <table:table-cell table:content-validation-name="val33" table:style-name="ce54"/>
          <table:table-cell table:content-validation-name="val32" table:style-name="ce53"/>
          <table:table-cell table:content-validation-name="val33" table:style-name="ce54"/>
          <table:table-cell table:content-validation-name="val32" table:style-name="ce53"/>
          <table:table-cell table:content-validation-name="val33" table:style-name="ce54"/>
          <table:table-cell office:value-type="float" office:value="0" table:content-validation-name="val32" table:style-name="ce53">
            <text:p>0.00</text:p>
          </table:table-cell>
          <table:table-cell office:value-type="float" office:value="0" table:content-validation-name="val33" table:style-name="ce54">
            <text:p>0.00</text:p>
          </table:table-cell>
          <table:table-cell office:value-type="float" office:value="0" table:formula="of:=SUM([.F4];[.H4];[.J4];[.L4];[.N4];[.P4])" table:content-validation-name="val31" table:style-name="ce19">
            <text:p>0</text:p>
          </table:table-cell>
          <table:table-cell office:value-type="float" office:value="0" table:formula="of:=SUM([.G4];[.I4];[.K4];[.M4];[.O4];[.Q4])" table:content-validation-name="val31" table:style-name="ce19">
            <text:p>0</text:p>
          </table:table-cell>
          <table:table-cell table:content-validation-name="val35" table:style-name="ce57"/>
          <table:table-cell table:content-validation-name="val33" table:style-name="ce55"/>
          <table:table-cell table:content-validation-name="val35" table:style-name="ce57"/>
          <table:table-cell table:content-validation-name="val33" table:style-name="ce55"/>
          <table:table-cell office:value-type="float" office:value="0" table:content-validation-name="val33" table:style-name="ce55">
            <text:p>0.00</text:p>
          </table:table-cell>
          <table:table-cell office:value-type="float" office:value="0" table:content-validation-name="val34" table:style-name="ce56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31" table:style-name="ce22">
            <text:p>0</text:p>
          </table:table-cell>
          <table:table-cell office:value-type="float" office:value="0" table:formula="of:=[.S4]+[.AA4]" table:content-validation-name="val31" table:style-name="ce22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5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2" table:style-name="ce2">
            <text:p>Year</text:p>
          </table:table-cell>
          <table:table-cell office:value-type="string" table:content-validation-name="val42" table:style-name="ce2">
            <text:p>Month</text:p>
          </table:table-cell>
          <table:table-cell office:value-type="string" table:content-validation-name="val42" table:style-name="ce3">
            <text:p>Organisation name</text:p>
          </table:table-cell>
          <table:table-cell office:value-type="string" table:content-validation-name="val42" table:style-name="ce3">
            <text:p>Organisation type</text:p>
          </table:table-cell>
          <table:table-cell office:value-type="string" table:content-validation-name="val42" table:style-name="ce4">
            <office:annotation draw:style-name="a5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2" table:style-name="ce4">
            <text:p>Payroll staff;</text:p>
            <text:p>Total;</text:p>
            <text:p>Headcount</text:p>
          </table:table-cell>
          <table:table-cell office:value-type="string" table:content-validation-name="val42" table:style-name="ce4">
            <text:p>Payroll staff;</text:p>
            <text:p>Total;</text:p>
            <text:p>Full-time equivalent</text:p>
          </table:table-cell>
          <table:table-cell office:value-type="string" table:content-validation-name="val4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7" table:style-name="ce4">
            <text:p>Payroll staff costs;</text:p>
            <text:p>Salary</text:p>
          </table:table-cell>
          <table:table-cell office:value-type="string" table:content-validation-name="val37" table:style-name="ce4">
            <text:p>Payroll staff costs;</text:p>
            <text:p>Allowances</text:p>
          </table:table-cell>
          <table:table-cell office:value-type="string" table:content-validation-name="val37" table:style-name="ce4">
            <text:p>Payroll staff costs;</text:p>
            <text:p>Non-consolidated performance payments</text:p>
          </table:table-cell>
          <table:table-cell office:value-type="string" table:content-validation-name="val37" table:style-name="ce4">
            <text:p>Payroll staff costs;</text:p>
            <text:p>Overtime</text:p>
          </table:table-cell>
          <table:table-cell office:value-type="string" table:content-validation-name="val37" table:style-name="ce4">
            <text:p>Payroll staff costs;</text:p>
            <text:p>Employer pension contributions</text:p>
          </table:table-cell>
          <table:table-cell office:value-type="string" table:content-validation-name="val3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8">
            <text:p>Attorney General's Departments</text:p>
          </table:table-cell>
          <table:table-cell table:content-validation-name="val41" table:style-name="ce60"/>
          <table:table-cell table:content-validation-name="val40" table:style-name="ce59"/>
          <table:table-cell table:content-validation-name="val41" table:style-name="ce60"/>
          <table:table-cell table:content-validation-name="val40" table:style-name="ce59"/>
          <table:table-cell table:content-validation-name="val41" table:style-name="ce60"/>
          <table:table-cell table:content-validation-name="val40" table:style-name="ce59"/>
          <table:table-cell table:content-validation-name="val41" table:style-name="ce60"/>
          <table:table-cell table:content-validation-name="val40" table:style-name="ce59"/>
          <table:table-cell table:content-validation-name="val41" table:style-name="ce60"/>
          <table:table-cell table:content-validation-name="val40" table:style-name="ce59"/>
          <table:table-cell office:value-type="float" office:value="0" table:content-validation-name="val41" table:style-name="ce60">
            <text:p>0.00</text:p>
          </table:table-cell>
          <table:table-cell office:value-type="float" office:value="0" table:content-validation-name="val40" table:style-name="ce59">
            <text:p>0.00</text:p>
          </table:table-cell>
          <table:table-cell office:value-type="float" office:value="0" table:formula="of:=SUM([.F2];[.H2];[.J2];[.L2];[.N2];[.P2])" table:content-validation-name="val42" table:style-name="ce19">
            <text:p>0</text:p>
          </table:table-cell>
          <table:table-cell office:value-type="float" office:value="0" table:formula="of:=SUM([.G2];[.I2];[.K2];[.M2];[.O2];[.Q2])" table:content-validation-name="val42" table:style-name="ce19">
            <text:p>0</text:p>
          </table:table-cell>
          <table:table-cell table:content-validation-name="val38" table:style-name="ce61"/>
          <table:table-cell table:content-validation-name="val40" table:style-name="ce59"/>
          <table:table-cell table:content-validation-name="val38" table:style-name="ce61"/>
          <table:table-cell table:content-validation-name="val40" table:style-name="ce59"/>
          <table:table-cell office:value-type="float" office:value="0" table:content-validation-name="val40" table:style-name="ce59">
            <text:p>0.00</text:p>
          </table:table-cell>
          <table:table-cell office:value-type="float" office:value="0" table:content-validation-name="val39" table:style-name="ce62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42" table:style-name="ce22">
            <text:p>0</text:p>
          </table:table-cell>
          <table:table-cell office:value-type="float" office:value="0" table:formula="of:=[.S2]+[.AA2]" table:content-validation-name="val42" table:style-name="ce22">
            <text:p>0</text:p>
          </table:table-cell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37" table:style-name="ce17"/>
          <table:table-cell table:content-validation-name="val37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8">
            <text:p>Attorney General's Departments</text:p>
          </table:table-cell>
          <table:table-cell table:content-validation-name="val41" table:style-name="ce60"/>
          <table:table-cell table:content-validation-name="val40" table:style-name="ce59"/>
          <table:table-cell table:content-validation-name="val41" table:style-name="ce60"/>
          <table:table-cell table:content-validation-name="val40" table:style-name="ce59"/>
          <table:table-cell table:content-validation-name="val41" table:style-name="ce60"/>
          <table:table-cell table:content-validation-name="val40" table:style-name="ce59"/>
          <table:table-cell table:content-validation-name="val41" table:style-name="ce60"/>
          <table:table-cell table:content-validation-name="val40" table:style-name="ce59"/>
          <table:table-cell table:content-validation-name="val41" table:style-name="ce60"/>
          <table:table-cell table:content-validation-name="val40" table:style-name="ce59"/>
          <table:table-cell office:value-type="float" office:value="0" table:content-validation-name="val41" table:style-name="ce60">
            <text:p>0.00</text:p>
          </table:table-cell>
          <table:table-cell office:value-type="float" office:value="0" table:content-validation-name="val40" table:style-name="ce59">
            <text:p>0.00</text:p>
          </table:table-cell>
          <table:table-cell office:value-type="float" office:value="0" table:formula="of:=SUM([.F3];[.H3];[.J3];[.L3];[.N3];[.P3])" table:content-validation-name="val42" table:style-name="ce19">
            <text:p>0</text:p>
          </table:table-cell>
          <table:table-cell office:value-type="float" office:value="0" table:formula="of:=SUM([.G3];[.I3];[.K3];[.M3];[.O3];[.Q3])" table:content-validation-name="val42" table:style-name="ce19">
            <text:p>0</text:p>
          </table:table-cell>
          <table:table-cell table:content-validation-name="val38" table:style-name="ce61"/>
          <table:table-cell table:content-validation-name="val40" table:style-name="ce59"/>
          <table:table-cell table:content-validation-name="val38" table:style-name="ce61"/>
          <table:table-cell table:content-validation-name="val40" table:style-name="ce59"/>
          <table:table-cell office:value-type="float" office:value="0" table:content-validation-name="val40" table:style-name="ce59">
            <text:p>0.00</text:p>
          </table:table-cell>
          <table:table-cell office:value-type="float" office:value="0" table:content-validation-name="val39" table:style-name="ce62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42" table:style-name="ce22">
            <text:p>0</text:p>
          </table:table-cell>
          <table:table-cell office:value-type="float" office:value="0" table:formula="of:=[.S3]+[.AA3]" table:content-validation-name="val42" table:style-name="ce22">
            <text:p>0</text:p>
          </table:table-cell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37" table:style-name="ce17"/>
          <table:table-cell table:content-validation-name="val37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8">
            <text:p>Attorney General's Departments</text:p>
          </table:table-cell>
          <table:table-cell table:content-validation-name="val41" table:style-name="ce60"/>
          <table:table-cell table:content-validation-name="val40" table:style-name="ce59"/>
          <table:table-cell table:content-validation-name="val41" table:style-name="ce60"/>
          <table:table-cell table:content-validation-name="val40" table:style-name="ce59"/>
          <table:table-cell table:content-validation-name="val41" table:style-name="ce60"/>
          <table:table-cell table:content-validation-name="val40" table:style-name="ce59"/>
          <table:table-cell table:content-validation-name="val41" table:style-name="ce60"/>
          <table:table-cell table:content-validation-name="val40" table:style-name="ce59"/>
          <table:table-cell table:content-validation-name="val41" table:style-name="ce60"/>
          <table:table-cell table:content-validation-name="val40" table:style-name="ce59"/>
          <table:table-cell office:value-type="float" office:value="0" table:content-validation-name="val41" table:style-name="ce60">
            <text:p>0.00</text:p>
          </table:table-cell>
          <table:table-cell office:value-type="float" office:value="0" table:content-validation-name="val40" table:style-name="ce59">
            <text:p>0.00</text:p>
          </table:table-cell>
          <table:table-cell office:value-type="float" office:value="0" table:formula="of:=SUM([.F4];[.H4];[.J4];[.L4];[.N4];[.P4])" table:content-validation-name="val42" table:style-name="ce19">
            <text:p>0</text:p>
          </table:table-cell>
          <table:table-cell office:value-type="float" office:value="0" table:formula="of:=SUM([.G4];[.I4];[.K4];[.M4];[.O4];[.Q4])" table:content-validation-name="val42" table:style-name="ce19">
            <text:p>0</text:p>
          </table:table-cell>
          <table:table-cell table:content-validation-name="val38" table:style-name="ce61"/>
          <table:table-cell table:content-validation-name="val40" table:style-name="ce59"/>
          <table:table-cell table:content-validation-name="val38" table:style-name="ce61"/>
          <table:table-cell table:content-validation-name="val40" table:style-name="ce59"/>
          <table:table-cell office:value-type="float" office:value="0" table:content-validation-name="val40" table:style-name="ce59">
            <text:p>0.00</text:p>
          </table:table-cell>
          <table:table-cell office:value-type="float" office:value="0" table:content-validation-name="val39" table:style-name="ce62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42" table:style-name="ce22">
            <text:p>0</text:p>
          </table:table-cell>
          <table:table-cell office:value-type="float" office:value="0" table:formula="of:=[.S4]+[.AA4]" table:content-validation-name="val42" table:style-name="ce22">
            <text:p>0</text:p>
          </table:table-cell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37" table:style-name="ce17"/>
          <table:table-cell table:content-validation-name="val37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5" table:style-name="ce2">
            <text:p>Year</text:p>
          </table:table-cell>
          <table:table-cell office:value-type="string" table:content-validation-name="val45" table:style-name="ce2">
            <text:p>Month</text:p>
          </table:table-cell>
          <table:table-cell office:value-type="string" table:content-validation-name="val45" table:style-name="ce3">
            <text:p>Organisation name</text:p>
          </table:table-cell>
          <table:table-cell office:value-type="string" table:content-validation-name="val45" table:style-name="ce3">
            <text:p>Organisation type</text:p>
          </table:table-cell>
          <table:table-cell office:value-type="string" table:content-validation-name="val45" table:style-name="ce4">
            <office:annotation draw:style-name="a6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5" table:style-name="ce4">
            <text:p>Payroll staff;</text:p>
            <text:p>Total;</text:p>
            <text:p>Headcount</text:p>
          </table:table-cell>
          <table:table-cell office:value-type="string" table:content-validation-name="val45" table:style-name="ce4">
            <text:p>Payroll staff;</text:p>
            <text:p>Total;</text:p>
            <text:p>Full-time equivalent</text:p>
          </table:table-cell>
          <table:table-cell office:value-type="string" table:content-validation-name="val4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Attorney General's Office</text:p>
          </table:table-cell>
          <table:table-cell office:value-type="string" table:content-validation-name="val44" table:style-name="ce8">
            <text:p>Ministerial Department</text:p>
          </table:table-cell>
          <table:table-cell office:value-type="string" table:content-validation-name="val44" table:style-name="ce63">
            <text:p>Attorney General's Departments</text:p>
          </table:table-cell>
          <table:table-cell table:content-validation-name="val46" table:style-name="ce65"/>
          <table:table-cell table:content-validation-name="val47" table:style-name="ce64"/>
          <table:table-cell table:content-validation-name="val46" table:style-name="ce65"/>
          <table:table-cell table:content-validation-name="val47" table:style-name="ce64"/>
          <table:table-cell table:content-validation-name="val46" table:style-name="ce65"/>
          <table:table-cell table:content-validation-name="val47" table:style-name="ce64"/>
          <table:table-cell table:content-validation-name="val46" table:style-name="ce65"/>
          <table:table-cell table:content-validation-name="val47" table:style-name="ce64"/>
          <table:table-cell table:content-validation-name="val46" table:style-name="ce65"/>
          <table:table-cell table:content-validation-name="val47" table:style-name="ce64"/>
          <table:table-cell office:value-type="float" office:value="0" table:content-validation-name="val46" table:style-name="ce65">
            <text:p>0.00</text:p>
          </table:table-cell>
          <table:table-cell office:value-type="float" office:value="0" table:content-validation-name="val47" table:style-name="ce64">
            <text:p>0.00</text:p>
          </table:table-cell>
          <table:table-cell office:value-type="float" office:value="0" table:formula="of:=SUM([.F2];[.H2];[.J2];[.L2];[.N2];[.P2])" table:content-validation-name="val45" table:style-name="ce19">
            <text:p>0</text:p>
          </table:table-cell>
          <table:table-cell office:value-type="float" office:value="0" table:formula="of:=SUM([.G2];[.I2];[.K2];[.M2];[.O2];[.Q2])" table:content-validation-name="val45" table:style-name="ce19">
            <text:p>0</text:p>
          </table:table-cell>
          <table:table-cell table:content-validation-name="val49" table:style-name="ce66"/>
          <table:table-cell table:content-validation-name="val47" table:style-name="ce64"/>
          <table:table-cell table:content-validation-name="val49" table:style-name="ce66"/>
          <table:table-cell table:content-validation-name="val47" table:style-name="ce64"/>
          <table:table-cell office:value-type="float" office:value="0" table:content-validation-name="val47" table:style-name="ce64">
            <text:p>0.00</text:p>
          </table:table-cell>
          <table:table-cell office:value-type="float" office:value="0" table:content-validation-name="val48" table:style-name="ce6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45" table:style-name="ce22">
            <text:p>0</text:p>
          </table:table-cell>
          <table:table-cell office:value-type="float" office:value="0" table:formula="of:=[.S2]+[.AA2]" table:content-validation-name="val45" table:style-name="ce22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Government Legal Department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63">
            <text:p>Attorney General's Departments</text:p>
          </table:table-cell>
          <table:table-cell table:content-validation-name="val46" table:style-name="ce65"/>
          <table:table-cell table:content-validation-name="val47" table:style-name="ce64"/>
          <table:table-cell table:content-validation-name="val46" table:style-name="ce65"/>
          <table:table-cell table:content-validation-name="val47" table:style-name="ce64"/>
          <table:table-cell table:content-validation-name="val46" table:style-name="ce65"/>
          <table:table-cell table:content-validation-name="val47" table:style-name="ce64"/>
          <table:table-cell table:content-validation-name="val46" table:style-name="ce65"/>
          <table:table-cell table:content-validation-name="val47" table:style-name="ce64"/>
          <table:table-cell table:content-validation-name="val46" table:style-name="ce65"/>
          <table:table-cell table:content-validation-name="val47" table:style-name="ce64"/>
          <table:table-cell office:value-type="float" office:value="0" table:content-validation-name="val46" table:style-name="ce65">
            <text:p>0.00</text:p>
          </table:table-cell>
          <table:table-cell office:value-type="float" office:value="0" table:content-validation-name="val47" table:style-name="ce64">
            <text:p>0.00</text:p>
          </table:table-cell>
          <table:table-cell office:value-type="float" office:value="0" table:formula="of:=SUM([.F3];[.H3];[.J3];[.L3];[.N3];[.P3])" table:content-validation-name="val45" table:style-name="ce19">
            <text:p>0</text:p>
          </table:table-cell>
          <table:table-cell office:value-type="float" office:value="0" table:formula="of:=SUM([.G3];[.I3];[.K3];[.M3];[.O3];[.Q3])" table:content-validation-name="val45" table:style-name="ce19">
            <text:p>0</text:p>
          </table:table-cell>
          <table:table-cell table:content-validation-name="val49" table:style-name="ce66"/>
          <table:table-cell table:content-validation-name="val47" table:style-name="ce64"/>
          <table:table-cell table:content-validation-name="val49" table:style-name="ce66"/>
          <table:table-cell table:content-validation-name="val47" table:style-name="ce64"/>
          <table:table-cell office:value-type="float" office:value="0" table:content-validation-name="val47" table:style-name="ce64">
            <text:p>0.00</text:p>
          </table:table-cell>
          <table:table-cell office:value-type="float" office:value="0" table:content-validation-name="val48" table:style-name="ce67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45" table:style-name="ce22">
            <text:p>0</text:p>
          </table:table-cell>
          <table:table-cell office:value-type="float" office:value="0" table:formula="of:=[.S3]+[.AA3]" table:content-validation-name="val45" table:style-name="ce22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Crown Prosecution Service Inspectorate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63">
            <text:p>Attorney General's Departments</text:p>
          </table:table-cell>
          <table:table-cell table:content-validation-name="val46" table:style-name="ce65"/>
          <table:table-cell table:content-validation-name="val47" table:style-name="ce64"/>
          <table:table-cell table:content-validation-name="val46" table:style-name="ce65"/>
          <table:table-cell table:content-validation-name="val47" table:style-name="ce64"/>
          <table:table-cell table:content-validation-name="val46" table:style-name="ce65"/>
          <table:table-cell table:content-validation-name="val47" table:style-name="ce64"/>
          <table:table-cell table:content-validation-name="val46" table:style-name="ce65"/>
          <table:table-cell table:content-validation-name="val47" table:style-name="ce64"/>
          <table:table-cell table:content-validation-name="val46" table:style-name="ce65"/>
          <table:table-cell table:content-validation-name="val47" table:style-name="ce64"/>
          <table:table-cell office:value-type="float" office:value="0" table:content-validation-name="val46" table:style-name="ce65">
            <text:p>0.00</text:p>
          </table:table-cell>
          <table:table-cell office:value-type="float" office:value="0" table:content-validation-name="val47" table:style-name="ce64">
            <text:p>0.00</text:p>
          </table:table-cell>
          <table:table-cell office:value-type="float" office:value="0" table:formula="of:=SUM([.F4];[.H4];[.J4];[.L4];[.N4];[.P4])" table:content-validation-name="val45" table:style-name="ce19">
            <text:p>0</text:p>
          </table:table-cell>
          <table:table-cell office:value-type="float" office:value="0" table:formula="of:=SUM([.G4];[.I4];[.K4];[.M4];[.O4];[.Q4])" table:content-validation-name="val45" table:style-name="ce19">
            <text:p>0</text:p>
          </table:table-cell>
          <table:table-cell table:content-validation-name="val49" table:style-name="ce66"/>
          <table:table-cell table:content-validation-name="val47" table:style-name="ce64"/>
          <table:table-cell table:content-validation-name="val49" table:style-name="ce66"/>
          <table:table-cell table:content-validation-name="val47" table:style-name="ce64"/>
          <table:table-cell office:value-type="float" office:value="0" table:content-validation-name="val47" table:style-name="ce64">
            <text:p>0.00</text:p>
          </table:table-cell>
          <table:table-cell office:value-type="float" office:value="0" table:content-validation-name="val48" table:style-name="ce6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45" table:style-name="ce22">
            <text:p>0</text:p>
          </table:table-cell>
          <table:table-cell office:value-type="float" office:value="0" table:formula="of:=[.S4]+[.AA4]" table:content-validation-name="val45" table:style-name="ce22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5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6" table:style-name="ce2">
            <text:p>Year</text:p>
          </table:table-cell>
          <table:table-cell office:value-type="string" table:content-validation-name="val56" table:style-name="ce2">
            <text:p>Month</text:p>
          </table:table-cell>
          <table:table-cell office:value-type="string" table:content-validation-name="val56" table:style-name="ce3">
            <text:p>Organisation name</text:p>
          </table:table-cell>
          <table:table-cell office:value-type="string" table:content-validation-name="val56" table:style-name="ce3">
            <text:p>Organisation type</text:p>
          </table:table-cell>
          <table:table-cell office:value-type="string" table:content-validation-name="val56" table:style-name="ce4">
            <office:annotation draw:style-name="a7" svg:x="2.675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6" table:style-name="ce4">
            <text:p>Payroll staff;</text:p>
            <text:p>Total;</text:p>
            <text:p>Headcount</text:p>
          </table:table-cell>
          <table:table-cell office:value-type="string" table:content-validation-name="val56" table:style-name="ce4">
            <text:p>Payroll staff;</text:p>
            <text:p>Total;</text:p>
            <text:p>Full-time equivalent</text:p>
          </table:table-cell>
          <table:table-cell office:value-type="string" table:content-validation-name="val5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1" table:style-name="ce4">
            <text:p>Payroll staff costs;</text:p>
            <text:p>Salary</text:p>
          </table:table-cell>
          <table:table-cell office:value-type="string" table:content-validation-name="val51" table:style-name="ce4">
            <text:p>Payroll staff costs;</text:p>
            <text:p>Allowances</text:p>
          </table:table-cell>
          <table:table-cell office:value-type="string" table:content-validation-name="val51" table:style-name="ce4">
            <text:p>Payroll staff costs;</text:p>
            <text:p>Non-consolidated performance payments</text:p>
          </table:table-cell>
          <table:table-cell office:value-type="string" table:content-validation-name="val51" table:style-name="ce4">
            <text:p>Payroll staff costs;</text:p>
            <text:p>Overtime</text:p>
          </table:table-cell>
          <table:table-cell office:value-type="string" table:content-validation-name="val51" table:style-name="ce4">
            <text:p>Payroll staff costs;</text:p>
            <text:p>Employer pension contributions</text:p>
          </table:table-cell>
          <table:table-cell office:value-type="string" table:content-validation-name="val5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Attorney General's Office</text:p>
          </table:table-cell>
          <table:table-cell office:value-type="string" table:content-validation-name="val57" table:style-name="ce8">
            <text:p>Ministerial Department</text:p>
          </table:table-cell>
          <table:table-cell office:value-type="string" table:content-validation-name="val57" table:style-name="ce68">
            <text:p>Attorney General's Departments</text:p>
          </table:table-cell>
          <table:table-cell table:content-validation-name="val55" table:style-name="ce70"/>
          <table:table-cell table:content-validation-name="val54" table:style-name="ce69"/>
          <table:table-cell table:content-validation-name="val55" table:style-name="ce70"/>
          <table:table-cell table:content-validation-name="val54" table:style-name="ce69"/>
          <table:table-cell table:content-validation-name="val55" table:style-name="ce70"/>
          <table:table-cell table:content-validation-name="val54" table:style-name="ce69"/>
          <table:table-cell table:content-validation-name="val55" table:style-name="ce70"/>
          <table:table-cell table:content-validation-name="val54" table:style-name="ce69"/>
          <table:table-cell table:content-validation-name="val55" table:style-name="ce70"/>
          <table:table-cell table:content-validation-name="val54" table:style-name="ce69"/>
          <table:table-cell office:value-type="float" office:value="0" table:content-validation-name="val55" table:style-name="ce70">
            <text:p>0.00</text:p>
          </table:table-cell>
          <table:table-cell office:value-type="float" office:value="0" table:content-validation-name="val54" table:style-name="ce69">
            <text:p>0.00</text:p>
          </table:table-cell>
          <table:table-cell office:value-type="float" office:value="0" table:formula="of:=SUM([.F2];[.H2];[.J2];[.L2];[.N2];[.P2])" table:content-validation-name="val56" table:style-name="ce19">
            <text:p>0</text:p>
          </table:table-cell>
          <table:table-cell office:value-type="float" office:value="0" table:formula="of:=SUM([.G2];[.I2];[.K2];[.M2];[.O2];[.Q2])" table:content-validation-name="val56" table:style-name="ce19">
            <text:p>0</text:p>
          </table:table-cell>
          <table:table-cell table:content-validation-name="val52" table:style-name="ce71"/>
          <table:table-cell table:content-validation-name="val54" table:style-name="ce69"/>
          <table:table-cell table:content-validation-name="val52" table:style-name="ce71"/>
          <table:table-cell table:content-validation-name="val54" table:style-name="ce69"/>
          <table:table-cell office:value-type="float" office:value="0" table:content-validation-name="val54" table:style-name="ce69">
            <text:p>0.00</text:p>
          </table:table-cell>
          <table:table-cell office:value-type="float" office:value="0" table:content-validation-name="val53" table:style-name="ce72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56" table:style-name="ce22">
            <text:p>0</text:p>
          </table:table-cell>
          <table:table-cell office:value-type="float" office:value="0" table:formula="of:=[.S2]+[.AA2]" table:content-validation-name="val56" table:style-name="ce22">
            <text:p>0</text:p>
          </table:table-cell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1" table:style-name="ce17"/>
          <table:table-cell table:content-validation-name="val51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Government Legal Department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68">
            <text:p>Attorney General's Departments</text:p>
          </table:table-cell>
          <table:table-cell table:content-validation-name="val55" table:style-name="ce70"/>
          <table:table-cell table:content-validation-name="val54" table:style-name="ce69"/>
          <table:table-cell table:content-validation-name="val55" table:style-name="ce70"/>
          <table:table-cell table:content-validation-name="val54" table:style-name="ce69"/>
          <table:table-cell table:content-validation-name="val55" table:style-name="ce70"/>
          <table:table-cell table:content-validation-name="val54" table:style-name="ce69"/>
          <table:table-cell table:content-validation-name="val55" table:style-name="ce70"/>
          <table:table-cell table:content-validation-name="val54" table:style-name="ce69"/>
          <table:table-cell table:content-validation-name="val55" table:style-name="ce70"/>
          <table:table-cell table:content-validation-name="val54" table:style-name="ce69"/>
          <table:table-cell office:value-type="float" office:value="0" table:content-validation-name="val55" table:style-name="ce70">
            <text:p>0.00</text:p>
          </table:table-cell>
          <table:table-cell office:value-type="float" office:value="0" table:content-validation-name="val54" table:style-name="ce69">
            <text:p>0.00</text:p>
          </table:table-cell>
          <table:table-cell office:value-type="float" office:value="0" table:formula="of:=SUM([.F3];[.H3];[.J3];[.L3];[.N3];[.P3])" table:content-validation-name="val56" table:style-name="ce19">
            <text:p>0</text:p>
          </table:table-cell>
          <table:table-cell office:value-type="float" office:value="0" table:formula="of:=SUM([.G3];[.I3];[.K3];[.M3];[.O3];[.Q3])" table:content-validation-name="val56" table:style-name="ce19">
            <text:p>0</text:p>
          </table:table-cell>
          <table:table-cell table:content-validation-name="val52" table:style-name="ce71"/>
          <table:table-cell table:content-validation-name="val54" table:style-name="ce69"/>
          <table:table-cell table:content-validation-name="val52" table:style-name="ce71"/>
          <table:table-cell table:content-validation-name="val54" table:style-name="ce69"/>
          <table:table-cell office:value-type="float" office:value="0" table:content-validation-name="val54" table:style-name="ce69">
            <text:p>0.00</text:p>
          </table:table-cell>
          <table:table-cell office:value-type="float" office:value="0" table:content-validation-name="val53" table:style-name="ce72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56" table:style-name="ce22">
            <text:p>0</text:p>
          </table:table-cell>
          <table:table-cell office:value-type="float" office:value="0" table:formula="of:=[.S3]+[.AA3]" table:content-validation-name="val56" table:style-name="ce22">
            <text:p>0</text:p>
          </table:table-cell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51" table:style-name="ce17"/>
          <table:table-cell table:content-validation-name="val51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Crown Prosecution Service Inspectorate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68">
            <text:p>Attorney General's Departments</text:p>
          </table:table-cell>
          <table:table-cell table:content-validation-name="val55" table:style-name="ce70"/>
          <table:table-cell table:content-validation-name="val54" table:style-name="ce69"/>
          <table:table-cell table:content-validation-name="val55" table:style-name="ce70"/>
          <table:table-cell table:content-validation-name="val54" table:style-name="ce69"/>
          <table:table-cell table:content-validation-name="val55" table:style-name="ce70"/>
          <table:table-cell table:content-validation-name="val54" table:style-name="ce69"/>
          <table:table-cell table:content-validation-name="val55" table:style-name="ce70"/>
          <table:table-cell table:content-validation-name="val54" table:style-name="ce69"/>
          <table:table-cell table:content-validation-name="val55" table:style-name="ce70"/>
          <table:table-cell table:content-validation-name="val54" table:style-name="ce69"/>
          <table:table-cell office:value-type="float" office:value="0" table:content-validation-name="val55" table:style-name="ce70">
            <text:p>0.00</text:p>
          </table:table-cell>
          <table:table-cell office:value-type="float" office:value="0" table:content-validation-name="val54" table:style-name="ce69">
            <text:p>0.00</text:p>
          </table:table-cell>
          <table:table-cell office:value-type="float" office:value="0" table:formula="of:=SUM([.F4];[.H4];[.J4];[.L4];[.N4];[.P4])" table:content-validation-name="val56" table:style-name="ce19">
            <text:p>0</text:p>
          </table:table-cell>
          <table:table-cell office:value-type="float" office:value="0" table:formula="of:=SUM([.G4];[.I4];[.K4];[.M4];[.O4];[.Q4])" table:content-validation-name="val56" table:style-name="ce19">
            <text:p>0</text:p>
          </table:table-cell>
          <table:table-cell table:content-validation-name="val52" table:style-name="ce71"/>
          <table:table-cell table:content-validation-name="val54" table:style-name="ce69"/>
          <table:table-cell table:content-validation-name="val52" table:style-name="ce71"/>
          <table:table-cell table:content-validation-name="val54" table:style-name="ce69"/>
          <table:table-cell office:value-type="float" office:value="0" table:content-validation-name="val54" table:style-name="ce69">
            <text:p>0.00</text:p>
          </table:table-cell>
          <table:table-cell office:value-type="float" office:value="0" table:content-validation-name="val53" table:style-name="ce72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56" table:style-name="ce22">
            <text:p>0</text:p>
          </table:table-cell>
          <table:table-cell office:value-type="float" office:value="0" table:formula="of:=[.S4]+[.AA4]" table:content-validation-name="val56" table:style-name="ce22">
            <text:p>0</text:p>
          </table:table-cell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1" table:style-name="ce17"/>
          <table:table-cell table:content-validation-name="val51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5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3" table:style-name="ce2">
            <text:p>Year</text:p>
          </table:table-cell>
          <table:table-cell office:value-type="string" table:content-validation-name="val63" table:style-name="ce2">
            <text:p>Month</text:p>
          </table:table-cell>
          <table:table-cell office:value-type="string" table:content-validation-name="val63" table:style-name="ce3">
            <text:p>Organisation name</text:p>
          </table:table-cell>
          <table:table-cell office:value-type="string" table:content-validation-name="val63" table:style-name="ce3">
            <text:p>Organisation type</text:p>
          </table:table-cell>
          <table:table-cell office:value-type="string" table:content-validation-name="val63" table:style-name="ce4">
            <office:annotation draw:style-name="a8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3" table:style-name="ce4">
            <text:p>Payroll staff;</text:p>
            <text:p>Total;</text:p>
            <text:p>Headcount</text:p>
          </table:table-cell>
          <table:table-cell office:value-type="string" table:content-validation-name="val63" table:style-name="ce4">
            <text:p>Payroll staff;</text:p>
            <text:p>Total;</text:p>
            <text:p>Full-time equivalent</text:p>
          </table:table-cell>
          <table:table-cell office:value-type="string" table:content-validation-name="val6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8" table:style-name="ce4">
            <text:p>Payroll staff costs;</text:p>
            <text:p>Salary</text:p>
          </table:table-cell>
          <table:table-cell office:value-type="string" table:content-validation-name="val58" table:style-name="ce4">
            <text:p>Payroll staff costs;</text:p>
            <text:p>Allowances</text:p>
          </table:table-cell>
          <table:table-cell office:value-type="string" table:content-validation-name="val58" table:style-name="ce4">
            <text:p>Payroll staff costs;</text:p>
            <text:p>Non-consolidated performance payments</text:p>
          </table:table-cell>
          <table:table-cell office:value-type="string" table:content-validation-name="val58" table:style-name="ce4">
            <text:p>Payroll staff costs;</text:p>
            <text:p>Overtime</text:p>
          </table:table-cell>
          <table:table-cell office:value-type="string" table:content-validation-name="val58" table:style-name="ce4">
            <text:p>Payroll staff costs;</text:p>
            <text:p>Employer pension contributions</text:p>
          </table:table-cell>
          <table:table-cell office:value-type="string" table:content-validation-name="val5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73">
            <text:p>Attorney General's Departments</text:p>
          </table:table-cell>
          <table:table-cell table:content-validation-name="val62" table:style-name="ce75"/>
          <table:table-cell table:content-validation-name="val61" table:style-name="ce74"/>
          <table:table-cell table:content-validation-name="val62" table:style-name="ce75"/>
          <table:table-cell table:content-validation-name="val61" table:style-name="ce74"/>
          <table:table-cell table:content-validation-name="val62" table:style-name="ce75"/>
          <table:table-cell table:content-validation-name="val61" table:style-name="ce74"/>
          <table:table-cell table:content-validation-name="val62" table:style-name="ce75"/>
          <table:table-cell table:content-validation-name="val61" table:style-name="ce74"/>
          <table:table-cell table:content-validation-name="val62" table:style-name="ce75"/>
          <table:table-cell table:content-validation-name="val61" table:style-name="ce74"/>
          <table:table-cell office:value-type="float" office:value="0" table:content-validation-name="val62" table:style-name="ce75">
            <text:p>0.00</text:p>
          </table:table-cell>
          <table:table-cell office:value-type="float" office:value="0" table:content-validation-name="val61" table:style-name="ce74">
            <text:p>0.00</text:p>
          </table:table-cell>
          <table:table-cell office:value-type="float" office:value="0" table:formula="of:=SUM([.F2];[.H2];[.J2];[.L2];[.N2];[.P2])" table:content-validation-name="val63" table:style-name="ce19">
            <text:p>0</text:p>
          </table:table-cell>
          <table:table-cell office:value-type="float" office:value="0" table:formula="of:=SUM([.G2];[.I2];[.K2];[.M2];[.O2];[.Q2])" table:content-validation-name="val63" table:style-name="ce19">
            <text:p>0</text:p>
          </table:table-cell>
          <table:table-cell table:content-validation-name="val59" table:style-name="ce76"/>
          <table:table-cell table:content-validation-name="val61" table:style-name="ce74"/>
          <table:table-cell table:content-validation-name="val59" table:style-name="ce76"/>
          <table:table-cell table:content-validation-name="val61" table:style-name="ce74"/>
          <table:table-cell office:value-type="float" office:value="0" table:content-validation-name="val61" table:style-name="ce74">
            <text:p>0.00</text:p>
          </table:table-cell>
          <table:table-cell office:value-type="float" office:value="0" table:content-validation-name="val60" table:style-name="ce7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63" table:style-name="ce22">
            <text:p>0</text:p>
          </table:table-cell>
          <table:table-cell office:value-type="float" office:value="0" table:formula="of:=[.S2]+[.AA2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73">
            <text:p>Attorney General's Departments</text:p>
          </table:table-cell>
          <table:table-cell table:content-validation-name="val62" table:style-name="ce75"/>
          <table:table-cell table:content-validation-name="val61" table:style-name="ce74"/>
          <table:table-cell table:content-validation-name="val62" table:style-name="ce75"/>
          <table:table-cell table:content-validation-name="val61" table:style-name="ce74"/>
          <table:table-cell table:content-validation-name="val62" table:style-name="ce75"/>
          <table:table-cell table:content-validation-name="val61" table:style-name="ce74"/>
          <table:table-cell table:content-validation-name="val62" table:style-name="ce75"/>
          <table:table-cell table:content-validation-name="val61" table:style-name="ce74"/>
          <table:table-cell table:content-validation-name="val62" table:style-name="ce75"/>
          <table:table-cell table:content-validation-name="val61" table:style-name="ce74"/>
          <table:table-cell office:value-type="float" office:value="0" table:content-validation-name="val62" table:style-name="ce75">
            <text:p>0.00</text:p>
          </table:table-cell>
          <table:table-cell office:value-type="float" office:value="0" table:content-validation-name="val61" table:style-name="ce74">
            <text:p>0.00</text:p>
          </table:table-cell>
          <table:table-cell office:value-type="float" office:value="0" table:formula="of:=SUM([.F3];[.H3];[.J3];[.L3];[.N3];[.P3])" table:content-validation-name="val63" table:style-name="ce19">
            <text:p>0</text:p>
          </table:table-cell>
          <table:table-cell office:value-type="float" office:value="0" table:formula="of:=SUM([.G3];[.I3];[.K3];[.M3];[.O3];[.Q3])" table:content-validation-name="val63" table:style-name="ce19">
            <text:p>0</text:p>
          </table:table-cell>
          <table:table-cell table:content-validation-name="val59" table:style-name="ce76"/>
          <table:table-cell table:content-validation-name="val61" table:style-name="ce74"/>
          <table:table-cell table:content-validation-name="val59" table:style-name="ce76"/>
          <table:table-cell table:content-validation-name="val61" table:style-name="ce74"/>
          <table:table-cell office:value-type="float" office:value="0" table:content-validation-name="val61" table:style-name="ce74">
            <text:p>0.00</text:p>
          </table:table-cell>
          <table:table-cell office:value-type="float" office:value="0" table:content-validation-name="val60" table:style-name="ce77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63" table:style-name="ce22">
            <text:p>0</text:p>
          </table:table-cell>
          <table:table-cell office:value-type="float" office:value="0" table:formula="of:=[.S3]+[.AA3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73">
            <text:p>Attorney General's Departments</text:p>
          </table:table-cell>
          <table:table-cell table:content-validation-name="val62" table:style-name="ce75"/>
          <table:table-cell table:content-validation-name="val61" table:style-name="ce74"/>
          <table:table-cell table:content-validation-name="val62" table:style-name="ce75"/>
          <table:table-cell table:content-validation-name="val61" table:style-name="ce74"/>
          <table:table-cell table:content-validation-name="val62" table:style-name="ce75"/>
          <table:table-cell table:content-validation-name="val61" table:style-name="ce74"/>
          <table:table-cell table:content-validation-name="val62" table:style-name="ce75"/>
          <table:table-cell table:content-validation-name="val61" table:style-name="ce74"/>
          <table:table-cell table:content-validation-name="val62" table:style-name="ce75"/>
          <table:table-cell table:content-validation-name="val61" table:style-name="ce74"/>
          <table:table-cell office:value-type="float" office:value="0" table:content-validation-name="val62" table:style-name="ce75">
            <text:p>0.00</text:p>
          </table:table-cell>
          <table:table-cell office:value-type="float" office:value="0" table:content-validation-name="val61" table:style-name="ce74">
            <text:p>0.00</text:p>
          </table:table-cell>
          <table:table-cell office:value-type="float" office:value="0" table:formula="of:=SUM([.F4];[.H4];[.J4];[.L4];[.N4];[.P4])" table:content-validation-name="val63" table:style-name="ce19">
            <text:p>0</text:p>
          </table:table-cell>
          <table:table-cell office:value-type="float" office:value="0" table:formula="of:=SUM([.G4];[.I4];[.K4];[.M4];[.O4];[.Q4])" table:content-validation-name="val63" table:style-name="ce19">
            <text:p>0</text:p>
          </table:table-cell>
          <table:table-cell table:content-validation-name="val59" table:style-name="ce76"/>
          <table:table-cell table:content-validation-name="val61" table:style-name="ce74"/>
          <table:table-cell table:content-validation-name="val59" table:style-name="ce76"/>
          <table:table-cell table:content-validation-name="val61" table:style-name="ce74"/>
          <table:table-cell office:value-type="float" office:value="0" table:content-validation-name="val61" table:style-name="ce74">
            <text:p>0.00</text:p>
          </table:table-cell>
          <table:table-cell office:value-type="float" office:value="0" table:content-validation-name="val60" table:style-name="ce7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63" table:style-name="ce22">
            <text:p>0</text:p>
          </table:table-cell>
          <table:table-cell office:value-type="float" office:value="0" table:formula="of:=[.S4]+[.AA4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3" table:default-cell-style-name="ce1"/>
        <table:table-column table:style-name="co7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6" table:style-name="ce2">
            <text:p>Year</text:p>
          </table:table-cell>
          <table:table-cell office:value-type="string" table:content-validation-name="val66" table:style-name="ce2">
            <text:p>Month</text:p>
          </table:table-cell>
          <table:table-cell office:value-type="string" table:content-validation-name="val66" table:style-name="ce3">
            <text:p>Organisation name</text:p>
          </table:table-cell>
          <table:table-cell office:value-type="string" table:content-validation-name="val66" table:style-name="ce3">
            <text:p>Organisation type</text:p>
          </table:table-cell>
          <table:table-cell office:value-type="string" table:content-validation-name="val66" table:style-name="ce4">
            <office:annotation draw:style-name="a9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6" table:style-name="ce4">
            <text:p>Payroll staff;</text:p>
            <text:p>Total;</text:p>
            <text:p>Headcount</text:p>
          </table:table-cell>
          <table:table-cell office:value-type="string" table:content-validation-name="val66" table:style-name="ce4">
            <text:p>Payroll staff;</text:p>
            <text:p>Total;</text:p>
            <text:p>Full-time equivalent</text:p>
          </table:table-cell>
          <table:table-cell office:value-type="string" table:content-validation-name="val6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1" table:style-name="ce4">
            <text:p>Payroll staff costs;</text:p>
            <text:p>Salary</text:p>
          </table:table-cell>
          <table:table-cell office:value-type="string" table:content-validation-name="val71" table:style-name="ce4">
            <text:p>Payroll staff costs;</text:p>
            <text:p>Allowances</text:p>
          </table:table-cell>
          <table:table-cell office:value-type="string" table:content-validation-name="val71" table:style-name="ce4">
            <text:p>Payroll staff costs;</text:p>
            <text:p>Non-consolidated performance payments</text:p>
          </table:table-cell>
          <table:table-cell office:value-type="string" table:content-validation-name="val71" table:style-name="ce4">
            <text:p>Payroll staff costs;</text:p>
            <text:p>Overtime</text:p>
          </table:table-cell>
          <table:table-cell office:value-type="string" table:content-validation-name="val71" table:style-name="ce4">
            <text:p>Payroll staff costs;</text:p>
            <text:p>Employer pension contributions</text:p>
          </table:table-cell>
          <table:table-cell office:value-type="string" table:content-validation-name="val7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Attorney General's Office</text:p>
          </table:table-cell>
          <table:table-cell office:value-type="string" table:content-validation-name="val65" table:style-name="ce8">
            <text:p>Ministerial Department</text:p>
          </table:table-cell>
          <table:table-cell office:value-type="string" table:content-validation-name="val65" table:style-name="ce78">
            <text:p>Attorney General's Departments</text:p>
          </table:table-cell>
          <table:table-cell table:content-validation-name="val67" table:style-name="ce79"/>
          <table:table-cell table:content-validation-name="val68" table:style-name="ce80"/>
          <table:table-cell table:content-validation-name="val67" table:style-name="ce79"/>
          <table:table-cell table:content-validation-name="val68" table:style-name="ce80"/>
          <table:table-cell table:content-validation-name="val67" table:style-name="ce79"/>
          <table:table-cell table:content-validation-name="val68" table:style-name="ce80"/>
          <table:table-cell table:content-validation-name="val67" table:style-name="ce79"/>
          <table:table-cell table:content-validation-name="val68" table:style-name="ce80"/>
          <table:table-cell table:content-validation-name="val67" table:style-name="ce79"/>
          <table:table-cell table:content-validation-name="val68" table:style-name="ce80"/>
          <table:table-cell office:value-type="float" office:value="0" table:content-validation-name="val67" table:style-name="ce79">
            <text:p>0.00</text:p>
          </table:table-cell>
          <table:table-cell office:value-type="float" office:value="0" table:content-validation-name="val68" table:style-name="ce80">
            <text:p>0.00</text:p>
          </table:table-cell>
          <table:table-cell office:value-type="float" office:value="0" table:formula="of:=SUM([.F2];[.H2];[.J2];[.L2];[.N2];[.P2])" table:content-validation-name="val66" table:style-name="ce19">
            <text:p>0</text:p>
          </table:table-cell>
          <table:table-cell office:value-type="float" office:value="0" table:formula="of:=SUM([.G2];[.I2];[.K2];[.M2];[.O2];[.Q2])" table:content-validation-name="val66" table:style-name="ce19">
            <text:p>0</text:p>
          </table:table-cell>
          <table:table-cell table:content-validation-name="val70" table:style-name="ce82"/>
          <table:table-cell table:content-validation-name="val68" table:style-name="ce81"/>
          <table:table-cell table:content-validation-name="val70" table:style-name="ce82"/>
          <table:table-cell table:content-validation-name="val68" table:style-name="ce81"/>
          <table:table-cell office:value-type="float" office:value="0" table:content-validation-name="val68" table:style-name="ce81">
            <text:p>0.00</text:p>
          </table:table-cell>
          <table:table-cell office:value-type="float" office:value="0" table:content-validation-name="val69" table:style-name="ce83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66" table:style-name="ce22">
            <text:p>0</text:p>
          </table:table-cell>
          <table:table-cell office:value-type="float" office:value="0" table:formula="of:=[.S2]+[.AA2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Government Legal Department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78">
            <text:p>Attorney General's Departments</text:p>
          </table:table-cell>
          <table:table-cell table:content-validation-name="val67" table:style-name="ce79"/>
          <table:table-cell table:content-validation-name="val68" table:style-name="ce80"/>
          <table:table-cell table:content-validation-name="val67" table:style-name="ce79"/>
          <table:table-cell table:content-validation-name="val68" table:style-name="ce80"/>
          <table:table-cell table:content-validation-name="val67" table:style-name="ce79"/>
          <table:table-cell table:content-validation-name="val68" table:style-name="ce80"/>
          <table:table-cell table:content-validation-name="val67" table:style-name="ce79"/>
          <table:table-cell table:content-validation-name="val68" table:style-name="ce80"/>
          <table:table-cell table:content-validation-name="val67" table:style-name="ce79"/>
          <table:table-cell table:content-validation-name="val68" table:style-name="ce80"/>
          <table:table-cell office:value-type="float" office:value="0" table:content-validation-name="val67" table:style-name="ce79">
            <text:p>0.00</text:p>
          </table:table-cell>
          <table:table-cell office:value-type="float" office:value="0" table:content-validation-name="val68" table:style-name="ce80">
            <text:p>0.00</text:p>
          </table:table-cell>
          <table:table-cell office:value-type="float" office:value="0" table:formula="of:=SUM([.F3];[.H3];[.J3];[.L3];[.N3];[.P3])" table:content-validation-name="val66" table:style-name="ce19">
            <text:p>0</text:p>
          </table:table-cell>
          <table:table-cell office:value-type="float" office:value="0" table:formula="of:=SUM([.G3];[.I3];[.K3];[.M3];[.O3];[.Q3])" table:content-validation-name="val66" table:style-name="ce19">
            <text:p>0</text:p>
          </table:table-cell>
          <table:table-cell table:content-validation-name="val70" table:style-name="ce82"/>
          <table:table-cell table:content-validation-name="val68" table:style-name="ce81"/>
          <table:table-cell table:content-validation-name="val70" table:style-name="ce82"/>
          <table:table-cell table:content-validation-name="val68" table:style-name="ce81"/>
          <table:table-cell office:value-type="float" office:value="0" table:content-validation-name="val68" table:style-name="ce81">
            <text:p>0.00</text:p>
          </table:table-cell>
          <table:table-cell office:value-type="float" office:value="0" table:content-validation-name="val69" table:style-name="ce83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66" table:style-name="ce22">
            <text:p>0</text:p>
          </table:table-cell>
          <table:table-cell office:value-type="float" office:value="0" table:formula="of:=[.S3]+[.AA3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Crown Prosecution Service Inspectorate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78">
            <text:p>Attorney General's Departments</text:p>
          </table:table-cell>
          <table:table-cell table:content-validation-name="val67" table:style-name="ce79"/>
          <table:table-cell table:content-validation-name="val68" table:style-name="ce80"/>
          <table:table-cell table:content-validation-name="val67" table:style-name="ce79"/>
          <table:table-cell table:content-validation-name="val68" table:style-name="ce80"/>
          <table:table-cell table:content-validation-name="val67" table:style-name="ce79"/>
          <table:table-cell table:content-validation-name="val68" table:style-name="ce80"/>
          <table:table-cell table:content-validation-name="val67" table:style-name="ce79"/>
          <table:table-cell table:content-validation-name="val68" table:style-name="ce80"/>
          <table:table-cell table:content-validation-name="val67" table:style-name="ce79"/>
          <table:table-cell table:content-validation-name="val68" table:style-name="ce80"/>
          <table:table-cell office:value-type="float" office:value="0" table:content-validation-name="val67" table:style-name="ce79">
            <text:p>0.00</text:p>
          </table:table-cell>
          <table:table-cell office:value-type="float" office:value="0" table:content-validation-name="val68" table:style-name="ce80">
            <text:p>0.00</text:p>
          </table:table-cell>
          <table:table-cell office:value-type="float" office:value="0" table:formula="of:=SUM([.F4];[.H4];[.J4];[.L4];[.N4];[.P4])" table:content-validation-name="val66" table:style-name="ce19">
            <text:p>0</text:p>
          </table:table-cell>
          <table:table-cell office:value-type="float" office:value="0" table:formula="of:=SUM([.G4];[.I4];[.K4];[.M4];[.O4];[.Q4])" table:content-validation-name="val66" table:style-name="ce19">
            <text:p>0</text:p>
          </table:table-cell>
          <table:table-cell table:content-validation-name="val70" table:style-name="ce82"/>
          <table:table-cell table:content-validation-name="val68" table:style-name="ce81"/>
          <table:table-cell table:content-validation-name="val70" table:style-name="ce82"/>
          <table:table-cell table:content-validation-name="val68" table:style-name="ce81"/>
          <table:table-cell office:value-type="float" office:value="0" table:content-validation-name="val68" table:style-name="ce81">
            <text:p>0.00</text:p>
          </table:table-cell>
          <table:table-cell office:value-type="float" office:value="0" table:content-validation-name="val69" table:style-name="ce8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66" table:style-name="ce22">
            <text:p>0</text:p>
          </table:table-cell>
          <table:table-cell office:value-type="float" office:value="0" table:formula="of:=[.S4]+[.AA4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3" table:style-name="ce2">
            <text:p>Year</text:p>
          </table:table-cell>
          <table:table-cell office:value-type="string" table:content-validation-name="val73" table:style-name="ce2">
            <text:p>Month</text:p>
          </table:table-cell>
          <table:table-cell office:value-type="string" table:content-validation-name="val73" table:style-name="ce3">
            <text:p>Organisation name</text:p>
          </table:table-cell>
          <table:table-cell office:value-type="string" table:content-validation-name="val73" table:style-name="ce3">
            <text:p>Organisation type</text:p>
          </table:table-cell>
          <table:table-cell office:value-type="string" table:content-validation-name="val73" table:style-name="ce4">
            <office:annotation draw:style-name="a10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3" table:style-name="ce4">
            <text:p>Payroll staff;</text:p>
            <text:p>Total;</text:p>
            <text:p>Headcount</text:p>
          </table:table-cell>
          <table:table-cell office:value-type="string" table:content-validation-name="val73" table:style-name="ce4">
            <text:p>Payroll staff;</text:p>
            <text:p>Total;</text:p>
            <text:p>Full-time equivalent</text:p>
          </table:table-cell>
          <table:table-cell office:value-type="string" table:content-validation-name="val7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Attorney General's Office</text:p>
          </table:table-cell>
          <table:table-cell office:value-type="string" table:content-validation-name="val72" table:style-name="ce8">
            <text:p>Ministerial Department</text:p>
          </table:table-cell>
          <table:table-cell office:value-type="string" table:content-validation-name="val72" table:style-name="ce84">
            <text:p>Attorney General's Departments</text:p>
          </table:table-cell>
          <table:table-cell table:content-validation-name="val74" table:style-name="ce85"/>
          <table:table-cell table:content-validation-name="val75" table:style-name="ce86"/>
          <table:table-cell table:content-validation-name="val74" table:style-name="ce85"/>
          <table:table-cell table:content-validation-name="val75" table:style-name="ce86"/>
          <table:table-cell table:content-validation-name="val74" table:style-name="ce85"/>
          <table:table-cell table:content-validation-name="val75" table:style-name="ce86"/>
          <table:table-cell table:content-validation-name="val74" table:style-name="ce85"/>
          <table:table-cell table:content-validation-name="val75" table:style-name="ce86"/>
          <table:table-cell table:content-validation-name="val74" table:style-name="ce85"/>
          <table:table-cell table:content-validation-name="val75" table:style-name="ce86"/>
          <table:table-cell office:value-type="float" office:value="0" table:content-validation-name="val74" table:style-name="ce85">
            <text:p>0.00</text:p>
          </table:table-cell>
          <table:table-cell office:value-type="float" office:value="0" table:content-validation-name="val75" table:style-name="ce86">
            <text:p>0.00</text:p>
          </table:table-cell>
          <table:table-cell office:value-type="float" office:value="0" table:formula="of:=SUM([.F2];[.H2];[.J2];[.L2];[.N2];[.P2])" table:content-validation-name="val73" table:style-name="ce19">
            <text:p>0</text:p>
          </table:table-cell>
          <table:table-cell office:value-type="float" office:value="0" table:formula="of:=SUM([.G2];[.I2];[.K2];[.M2];[.O2];[.Q2])" table:content-validation-name="val73" table:style-name="ce19">
            <text:p>0</text:p>
          </table:table-cell>
          <table:table-cell table:content-validation-name="val77" table:style-name="ce87"/>
          <table:table-cell table:content-validation-name="val75" table:style-name="ce89"/>
          <table:table-cell table:content-validation-name="val77" table:style-name="ce87"/>
          <table:table-cell table:content-validation-name="val75" table:style-name="ce89"/>
          <table:table-cell office:value-type="float" office:value="0" table:content-validation-name="val75" table:style-name="ce89">
            <text:p>0.00</text:p>
          </table:table-cell>
          <table:table-cell office:value-type="float" office:value="0" table:content-validation-name="val76" table:style-name="ce91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73" table:style-name="ce22">
            <text:p>0</text:p>
          </table:table-cell>
          <table:table-cell office:value-type="float" office:value="0" table:formula="of:=[.S2]+[.AA2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Government Legal Department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84">
            <text:p>Attorney General's Departments</text:p>
          </table:table-cell>
          <table:table-cell table:content-validation-name="val74" table:style-name="ce85"/>
          <table:table-cell table:content-validation-name="val75" table:style-name="ce86"/>
          <table:table-cell table:content-validation-name="val74" table:style-name="ce85"/>
          <table:table-cell table:content-validation-name="val75" table:style-name="ce86"/>
          <table:table-cell table:content-validation-name="val74" table:style-name="ce85"/>
          <table:table-cell table:content-validation-name="val75" table:style-name="ce86"/>
          <table:table-cell table:content-validation-name="val74" table:style-name="ce85"/>
          <table:table-cell table:content-validation-name="val75" table:style-name="ce86"/>
          <table:table-cell table:content-validation-name="val74" table:style-name="ce85"/>
          <table:table-cell table:content-validation-name="val75" table:style-name="ce86"/>
          <table:table-cell office:value-type="float" office:value="0" table:content-validation-name="val74" table:style-name="ce85">
            <text:p>0.00</text:p>
          </table:table-cell>
          <table:table-cell office:value-type="float" office:value="0" table:content-validation-name="val75" table:style-name="ce86">
            <text:p>0.00</text:p>
          </table:table-cell>
          <table:table-cell office:value-type="float" office:value="0" table:formula="of:=SUM([.F3];[.H3];[.J3];[.L3];[.N3];[.P3])" table:content-validation-name="val73" table:style-name="ce19">
            <text:p>0</text:p>
          </table:table-cell>
          <table:table-cell office:value-type="float" office:value="0" table:formula="of:=SUM([.G3];[.I3];[.K3];[.M3];[.O3];[.Q3])" table:content-validation-name="val73" table:style-name="ce19">
            <text:p>0</text:p>
          </table:table-cell>
          <table:table-cell table:content-validation-name="val77" table:style-name="ce90"/>
          <table:table-cell table:content-validation-name="val75" table:style-name="ce88"/>
          <table:table-cell table:content-validation-name="val77" table:style-name="ce90"/>
          <table:table-cell table:content-validation-name="val75" table:style-name="ce88"/>
          <table:table-cell office:value-type="float" office:value="0" table:content-validation-name="val75" table:style-name="ce88">
            <text:p>0.00</text:p>
          </table:table-cell>
          <table:table-cell office:value-type="float" office:value="0" table:content-validation-name="val76" table:style-name="ce92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73" table:style-name="ce22">
            <text:p>0</text:p>
          </table:table-cell>
          <table:table-cell office:value-type="float" office:value="0" table:formula="of:=[.S3]+[.AA3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Crown Prosecution Service Inspectorate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84">
            <text:p>Attorney General's Departments</text:p>
          </table:table-cell>
          <table:table-cell table:content-validation-name="val74" table:style-name="ce85"/>
          <table:table-cell table:content-validation-name="val75" table:style-name="ce86"/>
          <table:table-cell table:content-validation-name="val74" table:style-name="ce85"/>
          <table:table-cell table:content-validation-name="val75" table:style-name="ce86"/>
          <table:table-cell table:content-validation-name="val74" table:style-name="ce85"/>
          <table:table-cell table:content-validation-name="val75" table:style-name="ce86"/>
          <table:table-cell table:content-validation-name="val74" table:style-name="ce85"/>
          <table:table-cell table:content-validation-name="val75" table:style-name="ce86"/>
          <table:table-cell table:content-validation-name="val74" table:style-name="ce85"/>
          <table:table-cell table:content-validation-name="val75" table:style-name="ce86"/>
          <table:table-cell office:value-type="float" office:value="0" table:content-validation-name="val74" table:style-name="ce85">
            <text:p>0.00</text:p>
          </table:table-cell>
          <table:table-cell office:value-type="float" office:value="0" table:content-validation-name="val75" table:style-name="ce86">
            <text:p>0.00</text:p>
          </table:table-cell>
          <table:table-cell office:value-type="float" office:value="0" table:formula="of:=SUM([.F4];[.H4];[.J4];[.L4];[.N4];[.P4])" table:content-validation-name="val73" table:style-name="ce19">
            <text:p>0</text:p>
          </table:table-cell>
          <table:table-cell office:value-type="float" office:value="0" table:formula="of:=SUM([.G4];[.I4];[.K4];[.M4];[.O4];[.Q4])" table:content-validation-name="val73" table:style-name="ce19">
            <text:p>0</text:p>
          </table:table-cell>
          <table:table-cell table:content-validation-name="val77" table:style-name="ce87"/>
          <table:table-cell table:content-validation-name="val75" table:style-name="ce89"/>
          <table:table-cell table:content-validation-name="val77" table:style-name="ce87"/>
          <table:table-cell table:content-validation-name="val75" table:style-name="ce89"/>
          <table:table-cell table:content-validation-name="val75" table:style-name="ce89"/>
          <table:table-cell table:content-validation-name="val76" table:style-name="ce91"/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73" table:style-name="ce22">
            <text:p>0</text:p>
          </table:table-cell>
          <table:table-cell office:value-type="float" office:value="0" table:formula="of:=[.S4]+[.AA4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4" table:style-name="ce2">
            <text:p>Year</text:p>
          </table:table-cell>
          <table:table-cell office:value-type="string" table:content-validation-name="val84" table:style-name="ce2">
            <text:p>Month</text:p>
          </table:table-cell>
          <table:table-cell office:value-type="string" table:content-validation-name="val84" table:style-name="ce3">
            <text:p>Organisation name</text:p>
          </table:table-cell>
          <table:table-cell office:value-type="string" table:content-validation-name="val84" table:style-name="ce3">
            <text:p>Organisation type</text:p>
          </table:table-cell>
          <table:table-cell office:value-type="string" table:content-validation-name="val84" table:style-name="ce4">
            <office:annotation draw:style-name="a11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4" table:style-name="ce4">
            <text:p>Payroll staff;</text:p>
            <text:p>Total;</text:p>
            <text:p>Headcount</text:p>
          </table:table-cell>
          <table:table-cell office:value-type="string" table:content-validation-name="val84" table:style-name="ce4">
            <text:p>Payroll staff;</text:p>
            <text:p>Total;</text:p>
            <text:p>Full-time equivalent</text:p>
          </table:table-cell>
          <table:table-cell office:value-type="string" table:content-validation-name="val8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9" table:style-name="ce4">
            <text:p>Payroll staff costs;</text:p>
            <text:p>Salary</text:p>
          </table:table-cell>
          <table:table-cell office:value-type="string" table:content-validation-name="val79" table:style-name="ce4">
            <text:p>Payroll staff costs;</text:p>
            <text:p>Allowances</text:p>
          </table:table-cell>
          <table:table-cell office:value-type="string" table:content-validation-name="val79" table:style-name="ce4">
            <text:p>Payroll staff costs;</text:p>
            <text:p>Non-consolidated performance payments</text:p>
          </table:table-cell>
          <table:table-cell office:value-type="string" table:content-validation-name="val79" table:style-name="ce4">
            <text:p>Payroll staff costs;</text:p>
            <text:p>Overtime</text:p>
          </table:table-cell>
          <table:table-cell office:value-type="string" table:content-validation-name="val79" table:style-name="ce4">
            <text:p>Payroll staff costs;</text:p>
            <text:p>Employer pension contributions</text:p>
          </table:table-cell>
          <table:table-cell office:value-type="string" table:content-validation-name="val7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Attorney General's Office</text:p>
          </table:table-cell>
          <table:table-cell office:value-type="string" table:content-validation-name="val85" table:style-name="ce8">
            <text:p>Ministerial Department</text:p>
          </table:table-cell>
          <table:table-cell office:value-type="string" table:content-validation-name="val85" table:style-name="ce93">
            <text:p>Attorney General's Departments</text:p>
          </table:table-cell>
          <table:table-cell table:content-validation-name="val83" table:style-name="ce95"/>
          <table:table-cell table:content-validation-name="val82" table:style-name="ce94"/>
          <table:table-cell table:content-validation-name="val83" table:style-name="ce95"/>
          <table:table-cell table:content-validation-name="val82" table:style-name="ce94"/>
          <table:table-cell table:content-validation-name="val83" table:style-name="ce95"/>
          <table:table-cell table:content-validation-name="val82" table:style-name="ce94"/>
          <table:table-cell table:content-validation-name="val83" table:style-name="ce95"/>
          <table:table-cell table:content-validation-name="val82" table:style-name="ce94"/>
          <table:table-cell table:content-validation-name="val83" table:style-name="ce95"/>
          <table:table-cell table:content-validation-name="val82" table:style-name="ce94"/>
          <table:table-cell office:value-type="float" office:value="0" table:content-validation-name="val83" table:style-name="ce95">
            <text:p>0.00</text:p>
          </table:table-cell>
          <table:table-cell office:value-type="float" office:value="0" table:content-validation-name="val82" table:style-name="ce94">
            <text:p>0.00</text:p>
          </table:table-cell>
          <table:table-cell office:value-type="float" office:value="0" table:formula="of:=SUM([.F2];[.H2];[.J2];[.L2];[.N2];[.P2])" table:content-validation-name="val84" table:style-name="ce19">
            <text:p>0</text:p>
          </table:table-cell>
          <table:table-cell office:value-type="float" office:value="0" table:formula="of:=SUM([.G2];[.I2];[.K2];[.M2];[.O2];[.Q2])" table:content-validation-name="val84" table:style-name="ce19">
            <text:p>0</text:p>
          </table:table-cell>
          <table:table-cell table:content-validation-name="val80" table:style-name="ce96"/>
          <table:table-cell table:content-validation-name="val82" table:style-name="ce94"/>
          <table:table-cell table:content-validation-name="val80" table:style-name="ce96"/>
          <table:table-cell table:content-validation-name="val82" table:style-name="ce94"/>
          <table:table-cell office:value-type="float" office:value="0" table:content-validation-name="val82" table:style-name="ce94">
            <text:p>0.00</text:p>
          </table:table-cell>
          <table:table-cell office:value-type="float" office:value="0" table:content-validation-name="val81" table:style-name="ce9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84" table:style-name="ce22">
            <text:p>0</text:p>
          </table:table-cell>
          <table:table-cell office:value-type="float" office:value="0" table:formula="of:=[.S2]+[.AA2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Government Legal Department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93">
            <text:p>Attorney General's Departments</text:p>
          </table:table-cell>
          <table:table-cell table:content-validation-name="val83" table:style-name="ce95"/>
          <table:table-cell table:content-validation-name="val82" table:style-name="ce94"/>
          <table:table-cell table:content-validation-name="val83" table:style-name="ce95"/>
          <table:table-cell table:content-validation-name="val82" table:style-name="ce94"/>
          <table:table-cell table:content-validation-name="val83" table:style-name="ce95"/>
          <table:table-cell table:content-validation-name="val82" table:style-name="ce94"/>
          <table:table-cell table:content-validation-name="val83" table:style-name="ce95"/>
          <table:table-cell table:content-validation-name="val82" table:style-name="ce94"/>
          <table:table-cell table:content-validation-name="val83" table:style-name="ce95"/>
          <table:table-cell table:content-validation-name="val82" table:style-name="ce94"/>
          <table:table-cell office:value-type="float" office:value="0" table:content-validation-name="val83" table:style-name="ce95">
            <text:p>0.00</text:p>
          </table:table-cell>
          <table:table-cell office:value-type="float" office:value="0" table:content-validation-name="val82" table:style-name="ce94">
            <text:p>0.00</text:p>
          </table:table-cell>
          <table:table-cell office:value-type="float" office:value="0" table:formula="of:=SUM([.F3];[.H3];[.J3];[.L3];[.N3];[.P3])" table:content-validation-name="val84" table:style-name="ce19">
            <text:p>0</text:p>
          </table:table-cell>
          <table:table-cell office:value-type="float" office:value="0" table:formula="of:=SUM([.G3];[.I3];[.K3];[.M3];[.O3];[.Q3])" table:content-validation-name="val84" table:style-name="ce19">
            <text:p>0</text:p>
          </table:table-cell>
          <table:table-cell table:content-validation-name="val80" table:style-name="ce96"/>
          <table:table-cell table:content-validation-name="val82" table:style-name="ce94"/>
          <table:table-cell table:content-validation-name="val80" table:style-name="ce96"/>
          <table:table-cell table:content-validation-name="val82" table:style-name="ce94"/>
          <table:table-cell office:value-type="float" office:value="0" table:content-validation-name="val82" table:style-name="ce94">
            <text:p>0.00</text:p>
          </table:table-cell>
          <table:table-cell office:value-type="float" office:value="0" table:content-validation-name="val81" table:style-name="ce97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84" table:style-name="ce22">
            <text:p>0</text:p>
          </table:table-cell>
          <table:table-cell office:value-type="float" office:value="0" table:formula="of:=[.S3]+[.AA3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Crown Prosecution Service Inspectorate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93">
            <text:p>Attorney General's Departments</text:p>
          </table:table-cell>
          <table:table-cell table:content-validation-name="val83" table:style-name="ce95"/>
          <table:table-cell table:content-validation-name="val82" table:style-name="ce94"/>
          <table:table-cell table:content-validation-name="val83" table:style-name="ce95"/>
          <table:table-cell table:content-validation-name="val82" table:style-name="ce94"/>
          <table:table-cell table:content-validation-name="val83" table:style-name="ce95"/>
          <table:table-cell table:content-validation-name="val82" table:style-name="ce94"/>
          <table:table-cell table:content-validation-name="val83" table:style-name="ce95"/>
          <table:table-cell table:content-validation-name="val82" table:style-name="ce94"/>
          <table:table-cell table:content-validation-name="val83" table:style-name="ce95"/>
          <table:table-cell table:content-validation-name="val82" table:style-name="ce94"/>
          <table:table-cell office:value-type="float" office:value="0" table:content-validation-name="val83" table:style-name="ce95">
            <text:p>0.00</text:p>
          </table:table-cell>
          <table:table-cell office:value-type="float" office:value="0" table:content-validation-name="val82" table:style-name="ce94">
            <text:p>0.00</text:p>
          </table:table-cell>
          <table:table-cell office:value-type="float" office:value="0" table:formula="of:=SUM([.F4];[.H4];[.J4];[.L4];[.N4];[.P4])" table:content-validation-name="val84" table:style-name="ce19">
            <text:p>0</text:p>
          </table:table-cell>
          <table:table-cell office:value-type="float" office:value="0" table:formula="of:=SUM([.G4];[.I4];[.K4];[.M4];[.O4];[.Q4])" table:content-validation-name="val84" table:style-name="ce19">
            <text:p>0</text:p>
          </table:table-cell>
          <table:table-cell table:content-validation-name="val80" table:style-name="ce96"/>
          <table:table-cell table:content-validation-name="val82" table:style-name="ce94"/>
          <table:table-cell table:content-validation-name="val80" table:style-name="ce96"/>
          <table:table-cell table:content-validation-name="val82" table:style-name="ce94"/>
          <table:table-cell office:value-type="float" office:value="0" table:content-validation-name="val82" table:style-name="ce94">
            <text:p>0.00</text:p>
          </table:table-cell>
          <table:table-cell office:value-type="float" office:value="0" table:content-validation-name="val81" table:style-name="ce9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84" table:style-name="ce22">
            <text:p>0</text:p>
          </table:table-cell>
          <table:table-cell office:value-type="float" office:value="0" table:formula="of:=[.S4]+[.AA4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Helen Demetriou</meta:initial-creator>
    <dc:creator>Helen Demetriou</dc:creator>
    <meta:creation-date>2022-05-16T16:05:07Z</meta:creation-date>
    <dc:date>2025-08-20T09:11:23Z</dc:date>
  </office:meta>
</office:document-meta>
</file>